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ce2" office:value-type="string" calcext:value-type="string">
            <text:p>Acu_Con</text:p>
          </table:table-cell>
          <table:table-cell table:style-name="ce4" office:value-type="string" calcext:value-type="string">
            <text:p>Acu_VU</text:p>
          </table:table-cell>
          <table:table-cell table:style-name="ce2" office:value-type="string" calcext:value-type="string">
            <text:p>Acu_Ba</text:p>
          </table:table-cell>
          <table:table-cell table:style-name="ce4" office:value-type="string" calcext:value-type="string">
            <text:p>Acu_sub3</text:p>
          </table:table-cell>
          <table:table-cell table:style-name="ce4" office:value-type="string" calcext:value-type="string">
            <text:p>Acu_o</text:p>
          </table:table-cell>
          <table:table-cell table:style-name="ce4" office:value-type="string" calcext:value-type="string">
            <text:p>Acu_st</text:p>
          </table:table-cell>
          <table:table-cell table:style-name="ce4" office:value-type="string" calcext:value-type="string">
            <text:p>Acu_t</text:p>
          </table:table-cell>
          <table:table-cell table:style-name="ce2" office:value-type="string" calcext:value-type="string">
            <text:p>Ener_Con</text:p>
          </table:table-cell>
          <table:table-cell table:style-name="ce4" office:value-type="string" calcext:value-type="string">
            <text:p>Ener_VU</text:p>
          </table:table-cell>
          <table:table-cell table:style-name="ce4" office:value-type="string" calcext:value-type="string">
            <text:p>Ener_sub3</text:p>
          </table:table-cell>
          <table:table-cell table:style-name="ce4" office:value-type="string" calcext:value-type="string">
            <text:p>Ener_o</text:p>
          </table:table-cell>
          <table:table-cell table:style-name="ce4" office:value-type="string" calcext:value-type="string">
            <text:p>Ener_st</text:p>
          </table:table-cell>
          <table:table-cell table:style-name="ce4" office:value-type="string" calcext:value-type="string">
            <text:p>Ener_t</text:p>
          </table:table-cell>
          <table:table-cell table:style-name="ce2" office:value-type="string" calcext:value-type="string">
            <text:p>Alca_Con</text:p>
          </table:table-cell>
          <table:table-cell table:style-name="ce4" office:value-type="string" calcext:value-type="string">
            <text:p>Alca_VU</text:p>
          </table:table-cell>
          <table:table-cell table:style-name="ce2" office:value-type="string" calcext:value-type="string">
            <text:p>Alca_Ba</text:p>
          </table:table-cell>
          <table:table-cell table:style-name="ce4" office:value-type="string" calcext:value-type="string">
            <text:p>Alca_sub3</text:p>
          </table:table-cell>
          <table:table-cell table:style-name="ce4" office:value-type="string" calcext:value-type="string">
            <text:p>Alca_o</text:p>
          </table:table-cell>
          <table:table-cell table:style-name="ce4" office:value-type="string" calcext:value-type="string">
            <text:p>Alca_st</text:p>
          </table:table-cell>
          <table:table-cell table:style-name="ce4" office:value-type="string" calcext:value-type="string">
            <text:p>Alca_t</text:p>
          </table:table-cell>
          <table:table-cell table:style-name="ce2" office:value-type="string" calcext:value-type="string">
            <text:p>Gas_Con</text:p>
          </table:table-cell>
          <table:table-cell table:style-name="ce4" office:value-type="string" calcext:value-type="string">
            <text:p>Gas_VU</text:p>
          </table:table-cell>
          <table:table-cell table:style-name="ce2" office:value-type="string" calcext:value-type="string">
            <text:p>Gas_Ba</text:p>
          </table:table-cell>
          <table:table-cell table:style-name="ce4" office:value-type="string" calcext:value-type="string">
            <text:p>Gas_sub3</text:p>
          </table:table-cell>
          <table:table-cell table:style-name="ce4" office:value-type="string" calcext:value-type="string">
            <text:p>Gas_o</text:p>
          </table:table-cell>
          <table:table-cell table:style-name="ce4" office:value-type="string" calcext:value-type="string">
            <text:p>Gas_st</text:p>
          </table:table-cell>
          <table:table-cell table:style-name="ce4" office:value-type="string" calcext:value-type="string">
            <text:p>Gas_t</text:p>
          </table:table-cell>
        </table:table-row>
        <table:table-row table:style-name="ro2">
          <table:table-cell office:value-type="date" office:date-value="2021-01-10" calcext:value-type="date">
            <text:p>enero/2021</text:p>
          </table:table-cell>
          <table:table-cell office:value-type="float" office:value="9" calcext:value-type="float">
            <text:p>9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281.930603181251" calcext:value-type="currency">
            <text:p>- $282</text:p>
          </table:table-cell>
          <table:table-cell office:value-type="currency" office:currency=" $" office:value="2429.61" calcext:value-type="currency">
            <text:p><text:s/>$2.430</text:p>
          </table:table-cell>
          <table:table-cell/>
          <table:table-cell office:value-type="currency" office:currency=" $" office:value="30340.8593968187" calcext:value-type="currency">
            <text:p><text:s/>$30.341</text:p>
          </table:table-cell>
          <table:table-cell office:value-type="float" office:value="271" calcext:value-type="float">
            <text:p>271,0</text:p>
          </table:table-cell>
          <table:table-cell office:value-type="currency" office:currency=" $" office:value="569.55" calcext:value-type="currency">
            <text:p><text:s/>$569,55</text:p>
          </table:table-cell>
          <table:table-cell office:value-type="currency" office:currency=" $" office:value="-14779.8225" calcext:value-type="currency">
            <text:p>- $14.779,82</text:p>
          </table:table-cell>
          <table:table-cell office:value-type="currency" office:currency=" $" office:value="20354.24" calcext:value-type="currency">
            <text:p><text:s/>$20.354,24</text:p>
          </table:table-cell>
          <table:table-cell/>
          <table:table-cell office:value-type="currency" office:currency=" $" office:value="159922.4675" calcext:value-type="currency">
            <text:p><text:s/>$159.922,47</text:p>
          </table:table-cell>
          <table:table-cell table:number-columns-repeated="14"/>
        </table:table-row>
        <table:table-row table:style-name="ro3">
          <table:table-cell office:value-type="date" office:date-value="2021-02-11" calcext:value-type="date">
            <text:p>febrero/2021</text:p>
          </table:table-cell>
          <table:table-cell office:value-type="float" office:value="9" calcext:value-type="float">
            <text:p>9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281.930603181251" calcext:value-type="currency">
            <text:p>- $282</text:p>
          </table:table-cell>
          <table:table-cell office:value-type="currency" office:currency=" $" office:value="2434.6" calcext:value-type="currency">
            <text:p><text:s/>$2.435</text:p>
          </table:table-cell>
          <table:table-cell/>
          <table:table-cell office:value-type="currency" office:currency=" $" office:value="30345.8493968187" calcext:value-type="currency">
            <text:p><text:s/>$30.346</text:p>
          </table:table-cell>
          <table:table-cell office:value-type="float" office:value="268" calcext:value-type="float">
            <text:p>268,0</text:p>
          </table:table-cell>
          <table:table-cell office:value-type="currency" office:currency=" $" office:value="572.4" calcext:value-type="currency">
            <text:p><text:s/>$572,40</text:p>
          </table:table-cell>
          <table:table-cell office:value-type="currency" office:currency=" $" office:value="-14853.78" calcext:value-type="currency">
            <text:p>- $14.853,78</text:p>
          </table:table-cell>
          <table:table-cell office:value-type="currency" office:currency=" $" office:value="20380.82" calcext:value-type="currency">
            <text:p><text:s/>$20.380,82</text:p>
          </table:table-cell>
          <table:table-cell/>
          <table:table-cell office:value-type="currency" office:currency=" $" office:value="158930.24" calcext:value-type="currency">
            <text:p><text:s/>$158.930,24</text:p>
          </table:table-cell>
          <table:table-cell table:number-columns-repeated="14"/>
        </table:table-row>
        <table:table-row table:style-name="ro2">
          <table:table-cell office:value-type="date" office:date-value="2021-03-12" calcext:value-type="date">
            <text:p>marzo/2021</text:p>
          </table:table-cell>
          <table:table-cell office:value-type="float" office:value="11" calcext:value-type="float">
            <text:p>11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328.877403888196" calcext:value-type="currency">
            <text:p>- $329</text:p>
          </table:table-cell>
          <table:table-cell office:value-type="currency" office:currency=" $" office:value="2464.58" calcext:value-type="currency">
            <text:p><text:s/>$2.465</text:p>
          </table:table-cell>
          <table:table-cell/>
          <table:table-cell office:value-type="currency" office:currency=" $" office:value="35023.5825961118" calcext:value-type="currency">
            <text:p><text:s/>$35.024</text:p>
          </table:table-cell>
          <table:table-cell office:value-type="float" office:value="249" calcext:value-type="float">
            <text:p>249,0</text:p>
          </table:table-cell>
          <table:table-cell office:value-type="currency" office:currency=" $" office:value="578.13" calcext:value-type="currency">
            <text:p><text:s/>$578,13</text:p>
          </table:table-cell>
          <table:table-cell office:value-type="currency" office:currency=" $" office:value="-15002.4735" calcext:value-type="currency">
            <text:p>- $15.002,47</text:p>
          </table:table-cell>
          <table:table-cell office:value-type="currency" office:currency=" $" office:value="20539.17" calcext:value-type="currency">
            <text:p><text:s/>$20.539,17</text:p>
          </table:table-cell>
          <table:table-cell/>
          <table:table-cell office:value-type="currency" office:currency=" $" office:value="149491.0665" calcext:value-type="currency">
            <text:p><text:s/>$149.491,07</text:p>
          </table:table-cell>
          <table:table-cell table:number-columns-repeated="14"/>
        </table:table-row>
        <table:table-row table:style-name="ro2">
          <table:table-cell office:value-type="date" office:date-value="2021-04-13" calcext:value-type="date">
            <text:p>abril/2021</text:p>
          </table:table-cell>
          <table:table-cell office:value-type="float" office:value="10" calcext:value-type="float">
            <text:p>10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305.404003534724" calcext:value-type="currency">
            <text:p>- $305</text:p>
          </table:table-cell>
          <table:table-cell office:value-type="currency" office:currency=" $" office:value="2510.42" calcext:value-type="currency">
            <text:p><text:s/>$2.510</text:p>
          </table:table-cell>
          <table:table-cell/>
          <table:table-cell office:value-type="currency" office:currency=" $" office:value="32745.5459964653" calcext:value-type="currency">
            <text:p><text:s/>$32.746</text:p>
          </table:table-cell>
          <table:table-cell office:value-type="float" office:value="266" calcext:value-type="float">
            <text:p>266,0</text:p>
          </table:table-cell>
          <table:table-cell office:value-type="currency" office:currency=" $" office:value="583.91" calcext:value-type="currency">
            <text:p><text:s/>$583,91</text:p>
          </table:table-cell>
          <table:table-cell office:value-type="currency" office:currency=" $" office:value="-15152.4645" calcext:value-type="currency">
            <text:p>- $15.152,46</text:p>
          </table:table-cell>
          <table:table-cell office:value-type="currency" office:currency=" $" office:value="20701.97" calcext:value-type="currency">
            <text:p><text:s/>$20.701,97</text:p>
          </table:table-cell>
          <table:table-cell/>
          <table:table-cell office:value-type="currency" office:currency=" $" office:value="160869.5655" calcext:value-type="currency">
            <text:p><text:s/>$160.869,57</text:p>
          </table:table-cell>
          <table:table-cell table:number-columns-repeated="14"/>
        </table:table-row>
        <table:table-row table:style-name="ro2">
          <table:table-cell office:value-type="date" office:date-value="2021-05-14" calcext:value-type="date">
            <text:p>mayo/2021</text:p>
          </table:table-cell>
          <table:table-cell office:value-type="float" office:value="8" calcext:value-type="float">
            <text:p>8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258.457202827779" calcext:value-type="currency">
            <text:p>- $258</text:p>
          </table:table-cell>
          <table:table-cell office:value-type="currency" office:currency=" $" office:value="2544.61" calcext:value-type="currency">
            <text:p><text:s/>$2.545</text:p>
          </table:table-cell>
          <table:table-cell/>
          <table:table-cell office:value-type="currency" office:currency=" $" office:value="28131.9827971722" calcext:value-type="currency">
            <text:p><text:s/>$28.132</text:p>
          </table:table-cell>
          <table:table-cell office:value-type="float" office:value="264" calcext:value-type="float">
            <text:p>264,0</text:p>
          </table:table-cell>
          <table:table-cell office:value-type="currency" office:currency=" $" office:value="589.75" calcext:value-type="currency">
            <text:p><text:s/>$589,75</text:p>
          </table:table-cell>
          <table:table-cell office:value-type="currency" office:currency=" $" office:value="-15304.0125" calcext:value-type="currency">
            <text:p>- $15.304,01</text:p>
          </table:table-cell>
          <table:table-cell office:value-type="currency" office:currency=" $" office:value="20905.52" calcext:value-type="currency">
            <text:p><text:s/>$20.905,52</text:p>
          </table:table-cell>
          <table:table-cell/>
          <table:table-cell office:value-type="currency" office:currency=" $" office:value="161295.5075" calcext:value-type="currency">
            <text:p><text:s/>$161.295,51</text:p>
          </table:table-cell>
          <table:table-cell table:number-columns-repeated="14"/>
        </table:table-row>
        <table:table-row table:style-name="ro2">
          <table:table-cell office:value-type="date" office:date-value="2021-06-15" calcext:value-type="date">
            <text:p>junio/2021</text:p>
          </table:table-cell>
          <table:table-cell office:value-type="float" office:value="8" calcext:value-type="float">
            <text:p>8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258.457202827779" calcext:value-type="currency">
            <text:p>- $258</text:p>
          </table:table-cell>
          <table:table-cell office:value-type="currency" office:currency=" $" office:value="2488.84" calcext:value-type="currency">
            <text:p><text:s/>$2.489</text:p>
          </table:table-cell>
          <table:table-cell/>
          <table:table-cell office:value-type="currency" office:currency=" $" office:value="28076.2127971722" calcext:value-type="currency">
            <text:p><text:s/>$28.076</text:p>
          </table:table-cell>
          <table:table-cell office:value-type="float" office:value="238" calcext:value-type="float">
            <text:p>238,0</text:p>
          </table:table-cell>
          <table:table-cell office:value-type="currency" office:currency=" $" office:value="595.64" calcext:value-type="currency">
            <text:p><text:s/>$595,64</text:p>
          </table:table-cell>
          <table:table-cell office:value-type="currency" office:currency=" $" office:value="-15456.858" calcext:value-type="currency">
            <text:p>- $15.456,86</text:p>
          </table:table-cell>
          <table:table-cell office:value-type="currency" office:currency=" $" office:value="20647.87" calcext:value-type="currency">
            <text:p><text:s/>$20.647,87</text:p>
          </table:table-cell>
          <table:table-cell/>
          <table:table-cell office:value-type="currency" office:currency=" $" office:value="146953.332" calcext:value-type="currency">
            <text:p><text:s/>$146.953,33</text:p>
          </table:table-cell>
          <table:table-cell table:number-columns-repeated="14"/>
        </table:table-row>
        <table:table-row table:style-name="ro2">
          <table:table-cell office:value-type="date" office:date-value="2021-07-16" calcext:value-type="date">
            <text:p>julio/2021</text:p>
          </table:table-cell>
          <table:table-cell office:value-type="float" office:value="9" calcext:value-type="float">
            <text:p>9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281.930603181251" calcext:value-type="currency">
            <text:p>- $282</text:p>
          </table:table-cell>
          <table:table-cell office:value-type="currency" office:currency=" $" office:value="2466.49" calcext:value-type="currency">
            <text:p><text:s/>$2.466</text:p>
          </table:table-cell>
          <table:table-cell/>
          <table:table-cell office:value-type="currency" office:currency=" $" office:value="30377.7393968187" calcext:value-type="currency">
            <text:p><text:s/>$30.378</text:p>
          </table:table-cell>
          <table:table-cell office:value-type="float" office:value="253" calcext:value-type="float">
            <text:p>253,0</text:p>
          </table:table-cell>
          <table:table-cell office:value-type="currency" office:currency=" $" office:value="601.6" calcext:value-type="currency">
            <text:p><text:s/>$601,60</text:p>
          </table:table-cell>
          <table:table-cell office:value-type="currency" office:currency=" $" office:value="-15611.52" calcext:value-type="currency">
            <text:p>- $15.611,52</text:p>
          </table:table-cell>
          <table:table-cell office:value-type="currency" office:currency=" $" office:value="20690.28" calcext:value-type="currency">
            <text:p><text:s/>$20.690,28</text:p>
          </table:table-cell>
          <table:table-cell/>
          <table:table-cell office:value-type="currency" office:currency=" $" office:value="157283.56" calcext:value-type="currency">
            <text:p><text:s/>$157.283,56</text:p>
          </table:table-cell>
          <table:table-cell table:number-columns-repeated="14"/>
        </table:table-row>
        <table:table-row table:style-name="ro2">
          <table:table-cell office:value-type="date" office:date-value="2021-08-17" calcext:value-type="date">
            <text:p>agosto/2021</text:p>
          </table:table-cell>
          <table:table-cell office:value-type="float" office:value="11" calcext:value-type="float">
            <text:p>11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328.8788" calcext:value-type="currency">
            <text:p>- $329</text:p>
          </table:table-cell>
          <table:table-cell office:value-type="currency" office:currency=" $" office:value="434.78" calcext:value-type="currency">
            <text:p><text:s/>$435</text:p>
          </table:table-cell>
          <table:table-cell/>
          <table:table-cell office:value-type="currency" office:currency=" $" office:value="32993.7812" calcext:value-type="currency">
            <text:p><text:s/>$32.994</text:p>
          </table:table-cell>
          <table:table-cell office:value-type="float" office:value="238" calcext:value-type="float">
            <text:p>238,0</text:p>
          </table:table-cell>
          <table:table-cell office:value-type="currency" office:currency=" $" office:value="607.62" calcext:value-type="currency">
            <text:p><text:s/>$607,62</text:p>
          </table:table-cell>
          <table:table-cell office:value-type="currency" office:currency=" $" office:value="-15767.739" calcext:value-type="currency">
            <text:p>- $15.767,74</text:p>
          </table:table-cell>
          <table:table-cell office:value-type="currency" office:currency=" $" office:value="646.13" calcext:value-type="currency">
            <text:p><text:s/>$646,13</text:p>
          </table:table-cell>
          <table:table-cell/>
          <table:table-cell office:value-type="currency" office:currency=" $" office:value="129491.951" calcext:value-type="currency">
            <text:p><text:s/>$129.491,95</text:p>
          </table:table-cell>
          <table:table-cell table:number-columns-repeated="14"/>
        </table:table-row>
        <table:table-row table:style-name="ro3">
          <table:table-cell office:value-type="date" office:date-value="2021-09-18" calcext:value-type="date">
            <text:p>septiembre/2021</text:p>
          </table:table-cell>
          <table:table-cell office:value-type="float" office:value="9" calcext:value-type="float">
            <text:p>9</text:p>
          </table:table-cell>
          <table:table-cell office:value-type="currency" office:currency=" $" office:value="2347.35" calcext:value-type="currency">
            <text:p><text:s/>$2.347,35</text:p>
          </table:table-cell>
          <table:table-cell office:value-type="float" office:value="7067.03" calcext:value-type="float">
            <text:p>7067,03</text:p>
          </table:table-cell>
          <table:table-cell office:value-type="currency" office:currency=" $" office:value="-281.9318" calcext:value-type="currency">
            <text:p>- $282</text:p>
          </table:table-cell>
          <table:table-cell office:value-type="currency" office:currency=" $" office:value="507.91" calcext:value-type="currency">
            <text:p><text:s/>$508</text:p>
          </table:table-cell>
          <table:table-cell/>
          <table:table-cell office:value-type="currency" office:currency=" $" office:value="28419.1582" calcext:value-type="currency">
            <text:p><text:s/>$28.419</text:p>
          </table:table-cell>
          <table:table-cell office:value-type="float" office:value="232" calcext:value-type="float">
            <text:p>232,0</text:p>
          </table:table-cell>
          <table:table-cell office:value-type="currency" office:currency=" $" office:value="625.84" calcext:value-type="currency">
            <text:p><text:s/>$625,84</text:p>
          </table:table-cell>
          <table:table-cell office:value-type="currency" office:currency=" $" office:value="-16240.548" calcext:value-type="currency">
            <text:p>- $16.240,55</text:p>
          </table:table-cell>
          <table:table-cell office:value-type="currency" office:currency=" $" office:value="935.55" calcext:value-type="currency">
            <text:p><text:s/>$935,55</text:p>
          </table:table-cell>
          <table:table-cell/>
          <table:table-cell office:value-type="currency" office:currency=" $" office:value="129889.882" calcext:value-type="currency">
            <text:p><text:s/>$129.889,88</text:p>
          </table:table-cell>
          <table:table-cell table:number-columns-repeated="14"/>
        </table:table-row>
        <table:table-row table:style-name="ro3">
          <table:table-cell office:value-type="date" office:date-value="2021-10-19" calcext:value-type="date">
            <text:p>octubre/2021</text:p>
          </table:table-cell>
          <table:table-cell office:value-type="float" office:value="6" calcext:value-type="float">
            <text:p>6</text:p>
          </table:table-cell>
          <table:table-cell office:value-type="currency" office:currency=" $" office:value="2314.85" calcext:value-type="currency">
            <text:p><text:s/>$2.314,85</text:p>
          </table:table-cell>
          <table:table-cell office:value-type="float" office:value="8263.42" calcext:value-type="float">
            <text:p>8263,42</text:p>
          </table:table-cell>
          <table:table-cell office:value-type="currency" office:currency=" $" office:value="-221.5252" calcext:value-type="currency">
            <text:p>- $222</text:p>
          </table:table-cell>
          <table:table-cell office:value-type="currency" office:currency=" $" office:value="360.28" calcext:value-type="currency">
            <text:p><text:s/>$360</text:p>
          </table:table-cell>
          <table:table-cell/>
          <table:table-cell office:value-type="currency" office:currency=" $" office:value="22291.2748" calcext:value-type="currency">
            <text:p><text:s/>$22.291</text:p>
          </table:table-cell>
          <table:table-cell office:value-type="float" office:value="211" calcext:value-type="float">
            <text:p>211,0</text:p>
          </table:table-cell>
          <table:table-cell office:value-type="currency" office:currency=" $" office:value="644.74" calcext:value-type="currency">
            <text:p><text:s/>$644,74</text:p>
          </table:table-cell>
          <table:table-cell office:value-type="currency" office:currency=" $" office:value="-16731.003" calcext:value-type="currency">
            <text:p>- $16.731,00</text:p>
          </table:table-cell>
          <table:table-cell office:value-type="currency" office:currency=" $" office:value="559.58" calcext:value-type="currency">
            <text:p><text:s/>$559,58</text:p>
          </table:table-cell>
          <table:table-cell/>
          <table:table-cell office:value-type="currency" office:currency=" $" office:value="119868.717" calcext:value-type="currency">
            <text:p><text:s/>$119.868,72</text:p>
          </table:table-cell>
          <table:table-cell table:number-columns-repeated="14"/>
        </table:table-row>
        <table:table-row table:style-name="ro3">
          <table:table-cell office:value-type="date" office:date-value="2021-11-20" calcext:value-type="date">
            <text:p>noviembre/2021</text:p>
          </table:table-cell>
          <table:table-cell office:value-type="float" office:value="7" calcext:value-type="float">
            <text:p>7</text:p>
          </table:table-cell>
          <table:table-cell office:value-type="currency" office:currency=" $" office:value="2314.85" calcext:value-type="currency">
            <text:p><text:s/>$2.314,85</text:p>
          </table:table-cell>
          <table:table-cell office:value-type="float" office:value="8263.42" calcext:value-type="float">
            <text:p>8263,42</text:p>
          </table:table-cell>
          <table:table-cell office:value-type="currency" office:currency=" $" office:value="-244.6737" calcext:value-type="currency">
            <text:p>- $245</text:p>
          </table:table-cell>
          <table:table-cell office:value-type="currency" office:currency=" $" office:value="426.37" calcext:value-type="currency">
            <text:p><text:s/>$426</text:p>
          </table:table-cell>
          <table:table-cell/>
          <table:table-cell office:value-type="currency" office:currency=" $" office:value="24649.0663" calcext:value-type="currency">
            <text:p><text:s/>$24.649</text:p>
          </table:table-cell>
          <table:table-cell office:value-type="float" office:value="224" calcext:value-type="float">
            <text:p>224,0</text:p>
          </table:table-cell>
          <table:table-cell office:value-type="currency" office:currency=" $" office:value="664.08" calcext:value-type="currency">
            <text:p><text:s/>$664,08</text:p>
          </table:table-cell>
          <table:table-cell office:value-type="currency" office:currency=" $" office:value="-17232.876" calcext:value-type="currency">
            <text:p>- $17.232,88</text:p>
          </table:table-cell>
          <table:table-cell office:value-type="currency" office:currency=" $" office:value="1209.47" calcext:value-type="currency">
            <text:p><text:s/>$1.209,47</text:p>
          </table:table-cell>
          <table:table-cell/>
          <table:table-cell office:value-type="currency" office:currency=" $" office:value="132730.514" calcext:value-type="currency">
            <text:p><text:s/>$132.730,51</text:p>
          </table:table-cell>
          <table:table-cell table:number-columns-repeated="14"/>
        </table:table-row>
        <table:table-row table:style-name="ro3">
          <table:table-cell office:value-type="date" office:date-value="2021-12-21" calcext:value-type="date">
            <text:p>diciembre/2021</text:p>
          </table:table-cell>
          <table:table-cell office:value-type="float" office:value="7" calcext:value-type="float">
            <text:p>7</text:p>
          </table:table-cell>
          <table:table-cell office:value-type="currency" office:currency=" $" office:value="2314.85" calcext:value-type="currency">
            <text:p><text:s/>$2.314,85</text:p>
          </table:table-cell>
          <table:table-cell office:value-type="float" office:value="8263.42" calcext:value-type="float">
            <text:p>8263,42</text:p>
          </table:table-cell>
          <table:table-cell office:value-type="currency" office:currency=" $" office:value="-244.6737" calcext:value-type="currency">
            <text:p>- $245</text:p>
          </table:table-cell>
          <table:table-cell office:value-type="currency" office:currency=" $" office:value="424.87" calcext:value-type="currency">
            <text:p><text:s/>$425</text:p>
          </table:table-cell>
          <table:table-cell/>
          <table:table-cell office:value-type="currency" office:currency=" $" office:value="24647.5663" calcext:value-type="currency">
            <text:p><text:s/>$24.648</text:p>
          </table:table-cell>
          <table:table-cell office:value-type="float" office:value="224" calcext:value-type="float">
            <text:p>224,0</text:p>
          </table:table-cell>
          <table:table-cell office:value-type="currency" office:currency=" $" office:value="664.08" calcext:value-type="currency">
            <text:p><text:s/>$664,08</text:p>
          </table:table-cell>
          <table:table-cell office:value-type="currency" office:currency=" $" office:value="-17232.876" calcext:value-type="currency">
            <text:p>- $17.232,88</text:p>
          </table:table-cell>
          <table:table-cell office:value-type="currency" office:currency=" $" office:value="1209.47" calcext:value-type="currency">
            <text:p><text:s/>$1.209,47</text:p>
          </table:table-cell>
          <table:table-cell/>
          <table:table-cell office:value-type="currency" office:currency=" $" office:value="132730.514" calcext:value-type="currency">
            <text:p><text:s/>$132.730,51</text:p>
          </table:table-cell>
          <table:table-cell table:number-columns-repeated="14"/>
        </table:table-row>
        <table:table-row table:style-name="ro4" table:number-rows-repeated="12"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5">
          <table:table-cell office:value-type="date" office:date-value="2023-01-10" calcext:value-type="date">
            <text:p>enero/2023</text:p>
          </table:table-cell>
          <table:table-cell office:value-type="float" office:value="12" calcext:value-type="float">
            <text:p>12</text:p>
          </table:table-cell>
          <table:table-cell office:value-type="currency" office:currency=" $" office:value="2633.89" calcext:value-type="currency">
            <text:p><text:s/>$2.633,89</text:p>
          </table:table-cell>
          <table:table-cell office:value-type="float" office:value="9403.9" calcext:value-type="float">
            <text:p>9403,9</text:p>
          </table:table-cell>
          <table:table-cell table:formula="of:=-([.C26]*[.B26]+[.D26])*[.O26]" office:value-type="currency" office:currency=" $" office:value="-492126.96" calcext:value-type="currency">
            <text:p>- $492.127</text:p>
          </table:table-cell>
          <table:table-cell table:formula="of:=40600-[.G26]" office:value-type="currency" office:currency=" $" office:value="491716.38" calcext:value-type="currency">
            <text:p><text:s/>$491.716</text:p>
          </table:table-cell>
          <table:table-cell table:style-name="ce7" table:formula="of:=[.B26]*[.C26]+[.D26]+[.E26]" office:value-type="currency" office:currency=" $" office:value="-451116.38" calcext:value-type="currency">
            <text:p>- $451.116</text:p>
          </table:table-cell>
          <table:table-cell table:formula="of:=[.F26]+[.G26]" office:value-type="currency" office:currency=" $" office:value="40600" calcext:value-type="currency">
            <text:p><text:s/>$40.600</text:p>
          </table:table-cell>
          <table:table-cell office:value-type="float" office:value="231" calcext:value-type="float">
            <text:p>231,0</text:p>
          </table:table-cell>
          <table:table-cell office:value-type="currency" office:currency=" $" office:value="792.56" calcext:value-type="currency">
            <text:p><text:s/>$792,56</text:p>
          </table:table-cell>
          <table:table-cell table:formula="of:=-([.Q28]*[.J26])*[.Q27]" office:value-type="currency" office:currency=" $" office:value="-20163141463.355" calcext:value-type="currency">
            <text:p>- $20.163.141.463,36</text:p>
          </table:table-cell>
          <table:table-cell table:formula="of:=162515-[.M26]" office:value-type="currency" office:currency=" $" office:value="20163120896.995" calcext:value-type="currency">
            <text:p><text:s/>$20.163.120.897,00</text:p>
          </table:table-cell>
          <table:table-cell table:style-name="ce10" table:formula="of:=[.I26]*[.J26]+[.K26]" office:value-type="currency" office:currency=" $" office:value="-20162958381.995" calcext:value-type="currency">
            <text:p>- $20.162.958.382,00</text:p>
          </table:table-cell>
          <table:table-cell table:formula="of:=[.M26]+[.L26]" office:value-type="currency" office:currency=" $" office:value="162515" calcext:value-type="currency">
            <text:p><text:s/>$162.515,00</text:p>
          </table:table-cell>
          <table:table-cell table:style-name="ce3" office:value-type="float" office:value="12" calcext:value-type="float">
            <text:p>12</text:p>
          </table:table-cell>
          <table:table-cell table:style-name="ce11" office:value-type="currency" office:currency=" $" office:value="3028.9" calcext:value-type="currency">
            <text:p><text:s/>$3.028,90</text:p>
          </table:table-cell>
          <table:table-cell table:style-name="ce10" office:value-type="currency" office:currency=" $" office:value="5043.86" calcext:value-type="currency">
            <text:p><text:s/>$5.043,86</text:p>
          </table:table-cell>
          <table:table-cell table:style-name="ce10" table:formula="of:=-([.P26]*[.O26]+[.Q26])*[.AB26]" office:value-type="currency" office:currency=" $" office:value="-1760303379.14" calcext:value-type="currency">
            <text:p>- $1.760.303.379,14</text:p>
          </table:table-cell>
          <table:table-cell table:style-name="ce10" table:formula="of:=40563-[.T26]" office:value-type="currency" office:currency=" $" office:value="1760302551.48" calcext:value-type="currency">
            <text:p><text:s/>$1.760.302.551,48</text:p>
          </table:table-cell>
          <table:table-cell table:style-name="ce10" table:formula="of:=[.O26]*[.P26]+[.Q26]+[.R26]" office:value-type="currency" office:currency=" $" office:value="-1760261988.48" calcext:value-type="currency">
            <text:p>- $1.760.261.988,48</text:p>
          </table:table-cell>
          <table:table-cell table:style-name="ce10" table:formula="of:=[.S26]+[.T26]" office:value-type="currency" office:currency=" $" office:value="40563" calcext:value-type="currency">
            <text:p><text:s/>$40.563,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.61" calcext:value-type="float">
            <text:p>3,61</text:p>
          </table:table-cell>
          <table:table-cell table:style-name="ce12" office:value-type="currency" office:currency="COP" office:value="3054.72" calcext:value-type="currency">
            <text:p>$3.054,72</text:p>
          </table:table-cell>
          <table:table-cell table:style-name="ce12" office:value-type="currency" office:currency="COP" office:value="2781" calcext:value-type="currency">
            <text:p>$2.781,00</text:p>
          </table:table-cell>
          <table:table-cell table:style-name="ce7" table:formula="of:=[.V26]*[.X26]+[.Y26]" office:value-type="currency" office:currency=" $" office:value="42492.36" calcext:value-type="currency">
            <text:p><text:s/>$42.492</text:p>
          </table:table-cell>
          <table:table-cell table:style-name="ce7" table:formula="of:=42529-[.Z26]" office:value-type="currency" office:currency=" $" office:value="36.6399999999994" calcext:value-type="currency">
            <text:p><text:s/>$37</text:p>
          </table:table-cell>
          <table:table-cell table:style-name="ce7" table:formula="of:=[.Z26]+[.AA26]" office:value-type="currency" office:currency=" $" office:value="42529" calcext:value-type="currency">
            <text:p><text:s/>$42.529</text:p>
          </table:table-cell>
        </table:table-row>
        <table:table-row table:style-name="ro3">
          <table:table-cell office:value-type="date" office:date-value="2023-02-11" calcext:value-type="date">
            <text:p>febrero/2023</text:p>
          </table:table-cell>
          <table:table-cell office:value-type="float" office:value="9" calcext:value-type="float">
            <text:p>9</text:p>
          </table:table-cell>
          <table:table-cell office:value-type="currency" office:currency=" $" office:value="2633.89" calcext:value-type="currency">
            <text:p><text:s/>$2.633,89</text:p>
          </table:table-cell>
          <table:table-cell office:value-type="float" office:value="9403.9" calcext:value-type="float">
            <text:p>9403,9</text:p>
          </table:table-cell>
          <table:table-cell table:formula="of:=-(94.04+237.06)" office:value-type="currency" office:currency=" $" office:value="-331.1" calcext:value-type="currency">
            <text:p>- $331</text:p>
          </table:table-cell>
          <table:table-cell table:formula="of:=32873-[.G27]" office:value-type="currency" office:currency=" $" office:value="95.1900000000023" calcext:value-type="currency">
            <text:p><text:s/>$95</text:p>
          </table:table-cell>
          <table:table-cell table:style-name="ce7" table:formula="of:=[.B27]*[.C27]+[.D27]+[.E27]" office:value-type="currency" office:currency=" $" office:value="32777.81" calcext:value-type="currency">
            <text:p><text:s/>$32.778</text:p>
          </table:table-cell>
          <table:table-cell table:formula="of:=[.F27]+[.G27]" office:value-type="currency" office:currency=" $" office:value="32873" calcext:value-type="currency">
            <text:p><text:s/>$32.873</text:p>
          </table:table-cell>
          <table:table-cell office:value-type="float" office:value="220" calcext:value-type="float">
            <text:p>220,0</text:p>
          </table:table-cell>
          <table:table-cell office:value-type="currency" office:currency=" $" office:value="797.09" calcext:value-type="currency">
            <text:p><text:s/>$797,09</text:p>
          </table:table-cell>
          <table:table-cell table:formula="of:=-([.$K$55]*[.J27])*[.Q28]" office:value-type="currency" office:currency=" $" office:value="-0" calcext:value-type="currency">
            <text:p><text:s/>$0,00</text:p>
          </table:table-cell>
          <table:table-cell table:formula="of:=155054.03-[.M27]" office:value-type="currency" office:currency=" $" office:value="-20305.77" calcext:value-type="currency">
            <text:p>- $20.305,77</text:p>
          </table:table-cell>
          <table:table-cell table:style-name="ce10" table:formula="of:=[.I27]*[.J27]+[.K27]" office:value-type="currency" office:currency=" $" office:value="175359.8" calcext:value-type="currency">
            <text:p><text:s/>$175.359,80</text:p>
          </table:table-cell>
          <table:table-cell table:formula="of:=[.L27]+[.M27]" office:value-type="currency" office:currency=" $" office:value="155054.03" calcext:value-type="currency">
            <text:p><text:s/>$155.054,03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currency" office:currency=" $" office:value="3028.9" calcext:value-type="currency">
            <text:p><text:s/>$3.028,90</text:p>
          </table:table-cell>
          <table:table-cell table:style-name="ce10" office:value-type="currency" office:currency=" $" office:value="5043.86" calcext:value-type="currency">
            <text:p><text:s/>$5.043,86</text:p>
          </table:table-cell>
          <table:table-cell table:style-name="ce10" table:formula="of:=-(100.88+545.22)" office:value-type="currency" office:currency=" $" office:value="-646.1" calcext:value-type="currency">
            <text:p>- $646,10</text:p>
          </table:table-cell>
          <table:table-cell table:style-name="ce10" table:formula="of:=31753-[.T27]" office:value-type="currency" office:currency=" $" office:value="95.1399999999958" calcext:value-type="currency">
            <text:p><text:s/>$95,14</text:p>
          </table:table-cell>
          <table:table-cell table:style-name="ce10" table:formula="of:=[.O27]*[.P27]+[.Q27]+[.R27]" office:value-type="currency" office:currency=" $" office:value="31657.86" calcext:value-type="currency">
            <text:p><text:s/>$31.657,86</text:p>
          </table:table-cell>
          <table:table-cell table:style-name="ce10" table:formula="of:=[.S27]+[.T27]" office:value-type="currency" office:currency=" $" office:value="31753" calcext:value-type="currency">
            <text:p><text:s/>$31.753,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.61" calcext:value-type="float">
            <text:p>3,61</text:p>
          </table:table-cell>
          <table:table-cell table:style-name="ce12" office:value-type="currency" office:currency="COP" office:value="3153" calcext:value-type="currency">
            <text:p>$3.153,00</text:p>
          </table:table-cell>
          <table:table-cell table:style-name="ce12" office:value-type="currency" office:currency="COP" office:value="2813" calcext:value-type="currency">
            <text:p>$2.813,00</text:p>
          </table:table-cell>
          <table:table-cell table:style-name="ce7" table:formula="of:=[.V27]*[.X27]+[.Y27]" office:value-type="currency" office:currency=" $" office:value="43802" calcext:value-type="currency">
            <text:p><text:s/>$43.802</text:p>
          </table:table-cell>
          <table:table-cell table:style-name="ce7" table:formula="of:=43814-[.Z27]" office:value-type="currency" office:currency=" $" office:value="12" calcext:value-type="currency">
            <text:p><text:s/>$12</text:p>
          </table:table-cell>
          <table:table-cell table:style-name="ce7" table:formula="of:=[.Z27]+[.AA27]" office:value-type="currency" office:currency=" $" office:value="43814" calcext:value-type="currency">
            <text:p><text:s/>$43.814</text:p>
          </table:table-cell>
        </table:table-row>
        <table:table-row table:style-name="ro5">
          <table:table-cell office:value-type="date" office:date-value="2023-03-12" calcext:value-type="date">
            <text:p>marzo/2023</text:p>
          </table:table-cell>
          <table:table-cell office:value-type="float" office:value="10" calcext:value-type="float">
            <text:p>10</text:p>
          </table:table-cell>
          <table:table-cell office:value-type="currency" office:currency=" $" office:value="2633.89" calcext:value-type="currency">
            <text:p><text:s/>$2.633,89</text:p>
          </table:table-cell>
          <table:table-cell office:value-type="float" office:value="9403.9" calcext:value-type="float">
            <text:p>9403,9</text:p>
          </table:table-cell>
          <table:table-cell table:formula="of:=-([.C28]*[.B28]+[.D28])*[.O28]" office:value-type="currency" office:currency=" $" office:value="-357428" calcext:value-type="currency">
            <text:p>- $357.428</text:p>
          </table:table-cell>
          <table:table-cell table:formula="of:=35473-[.G28]" office:value-type="currency" office:currency=" $" office:value="357158.2" calcext:value-type="currency">
            <text:p><text:s/>$357.158</text:p>
          </table:table-cell>
          <table:table-cell table:style-name="ce7" table:formula="of:=[.B28]*[.C28]+[.D28]+[.E28]" office:value-type="currency" office:currency=" $" office:value="-321685.2" calcext:value-type="currency">
            <text:p>- $321.685</text:p>
          </table:table-cell>
          <table:table-cell table:formula="of:=[.F28]+[.G28]" office:value-type="currency" office:currency=" $" office:value="35473" calcext:value-type="currency">
            <text:p><text:s/>$35.473</text:p>
          </table:table-cell>
          <table:table-cell office:value-type="float" office:value="243" calcext:value-type="float">
            <text:p>243,0</text:p>
          </table:table-cell>
          <table:table-cell office:value-type="currency" office:currency=" $" office:value="784.01" calcext:value-type="currency">
            <text:p><text:s/>$784,01</text:p>
          </table:table-cell>
          <table:table-cell table:formula="of:=-([.$K$55]*[.J28])*[.Q29]" office:value-type="currency" office:currency=" $" office:value="-0" calcext:value-type="currency">
            <text:p><text:s/>$0,00</text:p>
          </table:table-cell>
          <table:table-cell table:formula="of:=170582-[.M28]" office:value-type="currency" office:currency=" $" office:value="-19932.43" calcext:value-type="currency">
            <text:p>- $19.932,43</text:p>
          </table:table-cell>
          <table:table-cell table:style-name="ce10" table:formula="of:=[.I28]*[.J28]+[.K28]" office:value-type="currency" office:currency=" $" office:value="190514.43" calcext:value-type="currency">
            <text:p><text:s/>$190.514,43</text:p>
          </table:table-cell>
          <table:table-cell table:formula="of:=[.M28]+[.L28]" office:value-type="currency" office:currency=" $" office:value="170582" calcext:value-type="currency">
            <text:p><text:s/>$170.582,00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currency" office:currency=" $" office:value="3028.9" calcext:value-type="currency">
            <text:p><text:s/>$3.028,90</text:p>
          </table:table-cell>
          <table:table-cell table:style-name="ce10" office:value-type="currency" office:currency=" $" office:value="5043.86" calcext:value-type="currency">
            <text:p><text:s/>$5.043,86</text:p>
          </table:table-cell>
          <table:table-cell table:style-name="ce10" table:formula="of:=-([.P28]*[.O28]+[.Q28])*[.AB28]" office:value-type="currency" office:currency=" $" office:value="-1550405896.8" calcext:value-type="currency">
            <text:p>- $1.550.405.896,80</text:p>
          </table:table-cell>
          <table:table-cell table:style-name="ce10" table:formula="of:=34711-[.T28]" office:value-type="currency" office:currency=" $" office:value="1550405274.94" calcext:value-type="currency">
            <text:p><text:s/>$1.550.405.274,94</text:p>
          </table:table-cell>
          <table:table-cell table:style-name="ce10" table:formula="of:=[.O28]*[.P28]+[.Q28]+[.R28]" office:value-type="currency" office:currency=" $" office:value="-1550370563.94" calcext:value-type="currency">
            <text:p>- $1.550.370.563,94</text:p>
          </table:table-cell>
          <table:table-cell table:style-name="ce10" table:formula="of:=[.T28]+[.S28]" office:value-type="currency" office:currency=" $" office:value="34711" calcext:value-type="currency">
            <text:p><text:s/>$34.711,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.61" calcext:value-type="float">
            <text:p>3,61</text:p>
          </table:table-cell>
          <table:table-cell table:style-name="ce12" office:value-type="currency" office:currency="COP" office:value="3155.49" calcext:value-type="currency">
            <text:p>$3.155,49</text:p>
          </table:table-cell>
          <table:table-cell table:style-name="ce12" office:value-type="currency" office:currency="COP" office:value="2859" calcext:value-type="currency">
            <text:p>$2.859,00</text:p>
          </table:table-cell>
          <table:table-cell table:style-name="ce7" table:formula="of:=[.V28]*[.X28]+[.Y28]" office:value-type="currency" office:currency=" $" office:value="43880.37" calcext:value-type="currency">
            <text:p><text:s/>$43.880</text:p>
          </table:table-cell>
          <table:table-cell table:style-name="ce7" table:formula="of:=43880-[.Z28]" office:value-type="currency" office:currency=" $" office:value="-0.369999999995343" calcext:value-type="currency">
            <text:p><text:s/>$0</text:p>
          </table:table-cell>
          <table:table-cell table:style-name="ce7" table:formula="of:=[.Z28]+[.AA28]" office:value-type="currency" office:currency=" $" office:value="43880" calcext:value-type="currency">
            <text:p><text:s/>$43.880</text:p>
          </table:table-cell>
        </table:table-row>
        <table:table-row table:style-name="ro5">
          <table:table-cell office:value-type="date" office:date-value="2023-04-13" calcext:value-type="date">
            <text:p>abril/2023</text:p>
          </table:table-cell>
          <table:table-cell office:value-type="float" office:value="9" calcext:value-type="float">
            <text:p>9</text:p>
          </table:table-cell>
          <table:table-cell office:value-type="currency" office:currency=" $" office:value="2754.9" calcext:value-type="currency">
            <text:p><text:s/>$2.754,90</text:p>
          </table:table-cell>
          <table:table-cell office:value-type="float" office:value="9836.48" calcext:value-type="float">
            <text:p>9836,48</text:p>
          </table:table-cell>
          <table:table-cell table:formula="of:=-([.C29]*[.B29]+[.D29])*[.O29]" office:value-type="currency" office:currency=" $" office:value="-311675.22" calcext:value-type="currency">
            <text:p>- $311.675</text:p>
          </table:table-cell>
          <table:table-cell table:formula="of:=34306-[.G29]" office:value-type="currency" office:currency=" $" office:value="311350.64" calcext:value-type="currency">
            <text:p><text:s/>$311.351</text:p>
          </table:table-cell>
          <table:table-cell table:style-name="ce7" table:formula="of:=[.B29]*[.C29]+[.D29]+[.E29]" office:value-type="currency" office:currency=" $" office:value="-277044.64" calcext:value-type="currency">
            <text:p>- $277.045</text:p>
          </table:table-cell>
          <table:table-cell table:formula="of:=[.F29]+[.G29]" office:value-type="currency" office:currency=" $" office:value="34306" calcext:value-type="currency">
            <text:p><text:s/>$34.306</text:p>
          </table:table-cell>
          <table:table-cell office:value-type="float" office:value="279" calcext:value-type="float">
            <text:p>279,0</text:p>
          </table:table-cell>
          <table:table-cell office:value-type="currency" office:currency=" $" office:value="858.03" calcext:value-type="currency">
            <text:p><text:s/>$858,03</text:p>
          </table:table-cell>
          <table:table-cell table:formula="of:=-([.$K$55]*[.J29])*[.Q30]" office:value-type="currency" office:currency=" $" office:value="-0" calcext:value-type="currency">
            <text:p><text:s/>$0,00</text:p>
          </table:table-cell>
          <table:table-cell table:formula="of:=217228.32 - [.M29]" office:value-type="currency" office:currency=" $" office:value="-22162.05" calcext:value-type="currency">
            <text:p>- $22.162,05</text:p>
          </table:table-cell>
          <table:table-cell table:style-name="ce10" table:formula="of:=[.I29]*[.J29]+[.K29]" office:value-type="currency" office:currency=" $" office:value="239390.37" calcext:value-type="currency">
            <text:p><text:s/>$239.390,37</text:p>
          </table:table-cell>
          <table:table-cell table:formula="of:=[.M29]+[.L29]" office:value-type="currency" office:currency=" $" office:value="217228.32" calcext:value-type="currency">
            <text:p><text:s/>$217.228,32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currency" office:currency=" $" office:value="3166.05" calcext:value-type="currency">
            <text:p><text:s/>$3.166,05</text:p>
          </table:table-cell>
          <table:table-cell table:style-name="ce10" office:value-type="currency" office:currency=" $" office:value="5275" calcext:value-type="currency">
            <text:p><text:s/>$5.275,00</text:p>
          </table:table-cell>
          <table:table-cell table:style-name="ce10" table:formula="of:=-([.P29]*[.O29]+[.Q29])*[.AB29]" office:value-type="currency" office:currency=" $" office:value="-2319691059.4" calcext:value-type="currency">
            <text:p>- $2.319.691.059,40</text:p>
          </table:table-cell>
          <table:table-cell table:style-name="ce10" table:formula="of:=33116-[.T29]" office:value-type="currency" office:currency=" $" office:value="2319690405.95" calcext:value-type="currency">
            <text:p><text:s/>$2.319.690.405,95</text:p>
          </table:table-cell>
          <table:table-cell table:style-name="ce10" table:formula="of:=[.O29]*[.P29]+[.Q29]+[.R29]" office:value-type="currency" office:currency=" $" office:value="-2319657289.95" calcext:value-type="currency">
            <text:p>- $2.319.657.289,95</text:p>
          </table:table-cell>
          <table:table-cell table:style-name="ce10" table:formula="of:=[.S29]+[.T29]" office:value-type="currency" office:currency=" $" office:value="33116" calcext:value-type="currency">
            <text:p><text:s/>$33.116,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.56" calcext:value-type="float">
            <text:p>5,56</text:p>
          </table:table-cell>
          <table:table-cell table:style-name="ce12" office:value-type="currency" office:currency="COP" office:value="3288.4" calcext:value-type="currency">
            <text:p>$3.288,40</text:p>
          </table:table-cell>
          <table:table-cell table:style-name="ce12" office:value-type="currency" office:currency="COP" office:value="2930" calcext:value-type="currency">
            <text:p>$2.930,00</text:p>
          </table:table-cell>
          <table:table-cell table:style-name="ce7" table:formula="of:=[.V29]*[.X29]+[.Y29]" office:value-type="currency" office:currency=" $" office:value="68698" calcext:value-type="currency">
            <text:p><text:s/>$68.698</text:p>
          </table:table-cell>
          <table:table-cell table:style-name="ce7" table:formula="of:=68692-[.Z29]" office:value-type="currency" office:currency=" $" office:value="-6" calcext:value-type="currency">
            <text:p>- $6</text:p>
          </table:table-cell>
          <table:table-cell table:style-name="ce7" table:formula="of:=[.Z29]+[.AA29]" office:value-type="currency" office:currency=" $" office:value="68692" calcext:value-type="currency">
            <text:p><text:s/>$68.692</text:p>
          </table:table-cell>
        </table:table-row>
        <table:table-row table:style-name="ro5">
          <table:table-cell office:value-type="date" office:date-value="2023-05-14" calcext:value-type="date">
            <text:p>mayo/2023</text:p>
          </table:table-cell>
          <table:table-cell office:value-type="float" office:value="12" calcext:value-type="float">
            <text:p>12</text:p>
          </table:table-cell>
          <table:table-cell office:value-type="currency" office:currency=" $" office:value="2754.9" calcext:value-type="currency">
            <text:p><text:s/>$2.754,90</text:p>
          </table:table-cell>
          <table:table-cell office:value-type="float" office:value="9836.48" calcext:value-type="float">
            <text:p>9836,48</text:p>
          </table:table-cell>
          <table:table-cell table:formula="of:=-([.C30]*[.B30]+[.D30])*[.O30]" office:value-type="currency" office:currency=" $" office:value="-514743.36" calcext:value-type="currency">
            <text:p>- $514.743</text:p>
          </table:table-cell>
          <table:table-cell table:formula="of:=40995-[.G30]" office:value-type="currency" office:currency=" $" office:value="512843.08" calcext:value-type="currency">
            <text:p><text:s/>$512.843</text:p>
          </table:table-cell>
          <table:table-cell table:style-name="ce7" table:formula="of:=[.B30]*[.C30]+[.D30]+[.E30]" office:value-type="currency" office:currency=" $" office:value="-471848.08" calcext:value-type="currency">
            <text:p>- $471.848</text:p>
          </table:table-cell>
          <table:table-cell table:formula="of:=[.F30]+[.G30]" office:value-type="currency" office:currency=" $" office:value="40995" calcext:value-type="currency">
            <text:p><text:s/>$40.995</text:p>
          </table:table-cell>
          <table:table-cell office:value-type="float" office:value="319" calcext:value-type="float">
            <text:p>319,0</text:p>
          </table:table-cell>
          <table:table-cell office:value-type="currency" office:currency=" $" office:value="793.68" calcext:value-type="currency">
            <text:p><text:s/>$793,68</text:p>
          </table:table-cell>
          <table:table-cell table:formula="of:=-([.$K$55]*[.J30])*[.Q31]" office:value-type="currency" office:currency=" $" office:value="-0" calcext:value-type="currency">
            <text:p><text:s/>$0,00</text:p>
          </table:table-cell>
          <table:table-cell table:formula="of:=232586-[.M30]" office:value-type="currency" office:currency=" $" office:value="-20597.92" calcext:value-type="currency">
            <text:p>- $20.597,92</text:p>
          </table:table-cell>
          <table:table-cell table:style-name="ce10" table:formula="of:=[.I30]*[.J30]+[.K30]" office:value-type="currency" office:currency=" $" office:value="253183.92" calcext:value-type="currency">
            <text:p><text:s/>$253.183,92</text:p>
          </table:table-cell>
          <table:table-cell table:formula="of:=[.L30]+[.M30]" office:value-type="currency" office:currency=" $" office:value="232586" calcext:value-type="currency">
            <text:p><text:s/>$232.586,00</text:p>
          </table:table-cell>
          <table:table-cell table:style-name="ce3" office:value-type="float" office:value="12" calcext:value-type="float">
            <text:p>12</text:p>
          </table:table-cell>
          <table:table-cell table:style-name="ce11" office:value-type="currency" office:currency=" $" office:value="3166.05" calcext:value-type="currency">
            <text:p><text:s/>$3.166,05</text:p>
          </table:table-cell>
          <table:table-cell table:style-name="ce10" office:value-type="currency" office:currency=" $" office:value="5275.87" calcext:value-type="currency">
            <text:p><text:s/>$5.275,87</text:p>
          </table:table-cell>
          <table:table-cell table:style-name="ce10" table:formula="of:=-([.P30]*[.O30]+[.Q30])*[.AB30]" office:value-type="currency" office:currency=" $" office:value="-2061612790.09" calcext:value-type="currency">
            <text:p>- $2.061.612.790,09</text:p>
          </table:table-cell>
          <table:table-cell table:style-name="ce10" office:value-type="currency" office:currency=" $" office:value="-0.09" calcext:value-type="currency">
            <text:p>- $0,09</text:p>
          </table:table-cell>
          <table:table-cell table:style-name="ce10" table:formula="of:=[.O30]*[.P30]+[.Q30]+[.R30]" office:value-type="currency" office:currency=" $" office:value="-2061569521.62" calcext:value-type="currency">
            <text:p>- $2.061.569.521,62</text:p>
          </table:table-cell>
          <table:table-cell table:style-name="ce10" table:formula="of:=[.S30]+[.T30]" office:value-type="currency" office:currency=" $" office:value="-2061569521.71" calcext:value-type="currency">
            <text:p>- $2.061.569.521,7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.89" calcext:value-type="float">
            <text:p>3,89</text:p>
          </table:table-cell>
          <table:table-cell table:style-name="ce12" office:value-type="currency" office:currency="COP" office:value="3194" calcext:value-type="currency">
            <text:p>$3.194,00</text:p>
          </table:table-cell>
          <table:table-cell table:style-name="ce12" office:value-type="currency" office:currency="COP" office:value="2930" calcext:value-type="currency">
            <text:p>$2.930,00</text:p>
          </table:table-cell>
          <table:table-cell table:style-name="ce7" table:formula="of:=[.V30]*[.X30]+[.Y30]" office:value-type="currency" office:currency=" $" office:value="47646" calcext:value-type="currency">
            <text:p><text:s/>$47.646</text:p>
          </table:table-cell>
          <table:table-cell table:style-name="ce7" table:formula="of:=47647-[.Z30]" office:value-type="currency" office:currency=" $" office:value="1" calcext:value-type="currency">
            <text:p><text:s/>$1</text:p>
          </table:table-cell>
          <table:table-cell table:style-name="ce7" table:formula="of:=[.Z30]+[.AA30]" office:value-type="currency" office:currency=" $" office:value="47647" calcext:value-type="currency">
            <text:p><text:s/>$47.647</text:p>
          </table:table-cell>
        </table:table-row>
        <table:table-row table:style-name="ro5">
          <table:table-cell office:value-type="date" office:date-value="2023-06-15" calcext:value-type="date">
            <text:p>junio/2023</text:p>
          </table:table-cell>
          <table:table-cell office:value-type="float" office:value="12" calcext:value-type="float">
            <text:p>12</text:p>
          </table:table-cell>
          <table:table-cell office:value-type="currency" office:currency=" $" office:value="2754.9" calcext:value-type="currency">
            <text:p><text:s/>$2.754,90</text:p>
          </table:table-cell>
          <table:table-cell office:value-type="float" office:value="9836.48" calcext:value-type="float">
            <text:p>9836,48</text:p>
          </table:table-cell>
          <table:table-cell table:formula="of:=-([.C31]*[.B31]+[.D31])*[.O31]" office:value-type="currency" office:currency=" $" office:value="-514743.36" calcext:value-type="currency">
            <text:p>- $514.743</text:p>
          </table:table-cell>
          <table:table-cell table:formula="of:=42466-[.G31]" office:value-type="currency" office:currency=" $" office:value="514314.08" calcext:value-type="currency">
            <text:p><text:s/>$514.314</text:p>
          </table:table-cell>
          <table:table-cell table:style-name="ce7" table:formula="of:=[.B31]*[.C31]+[.D31]+[.E31]" office:value-type="currency" office:currency=" $" office:value="-471848.08" calcext:value-type="currency">
            <text:p>- $471.848</text:p>
          </table:table-cell>
          <table:table-cell table:formula="of:=[.F31]+[.G31]" office:value-type="currency" office:currency=" $" office:value="42466" calcext:value-type="currency">
            <text:p><text:s/>$42.466</text:p>
          </table:table-cell>
          <table:table-cell office:value-type="float" office:value="312" calcext:value-type="float">
            <text:p>312,0</text:p>
          </table:table-cell>
          <table:table-cell office:value-type="currency" office:currency=" $" office:value="758.41" calcext:value-type="currency">
            <text:p><text:s/>$758,41</text:p>
          </table:table-cell>
          <table:table-cell table:formula="of:=-([.$K$55]*[.J31])*[.Q32]" office:value-type="currency" office:currency=" $" office:value="-0" calcext:value-type="currency">
            <text:p><text:s/>$0,00</text:p>
          </table:table-cell>
          <table:table-cell table:formula="of:=216943-[.M31]" office:value-type="currency" office:currency=" $" office:value="-19680.92" calcext:value-type="currency">
            <text:p>- $19.680,92</text:p>
          </table:table-cell>
          <table:table-cell table:style-name="ce10" table:formula="of:=[.I31]*[.J31]+[.K31]" office:value-type="currency" office:currency=" $" office:value="236623.92" calcext:value-type="currency">
            <text:p><text:s/>$236.623,92</text:p>
          </table:table-cell>
          <table:table-cell table:formula="of:=[.M31]+[.L31]" office:value-type="currency" office:currency=" $" office:value="216943" calcext:value-type="currency">
            <text:p><text:s/>$216.943,00</text:p>
          </table:table-cell>
          <table:table-cell table:style-name="ce3" office:value-type="float" office:value="12" calcext:value-type="float">
            <text:p>12</text:p>
          </table:table-cell>
          <table:table-cell table:style-name="ce11" table:formula="of:=[.AC7]" office:value-type="currency" office:currency=" $" office:value="0" calcext:value-type="currency">
            <text:p><text:s/>$0,00</text:p>
          </table:table-cell>
          <table:table-cell table:style-name="ce10" office:value-type="currency" office:currency=" $" office:value="5275.87" calcext:value-type="currency">
            <text:p><text:s/>$5.275,87</text:p>
          </table:table-cell>
          <table:table-cell table:style-name="ce10" table:formula="of:=-([.P31]*[.O31]+[.Q31])*[.AB31]" office:value-type="currency" office:currency=" $" office:value="-282844666.57" calcext:value-type="currency">
            <text:p>- $282.844.666,57</text:p>
          </table:table-cell>
          <table:table-cell table:style-name="ce10" table:formula="of:=42403-[.T31]" office:value-type="currency" office:currency=" $" office:value="282881793.7" calcext:value-type="currency">
            <text:p><text:s/>$282.881.793,70</text:p>
          </table:table-cell>
          <table:table-cell table:style-name="ce10" table:formula="of:=[.O31]*[.P31]+[.Q31]+[.R31]" office:value-type="currency" office:currency=" $" office:value="-282839390.7" calcext:value-type="currency">
            <text:p>- $282.839.390,70</text:p>
          </table:table-cell>
          <table:table-cell table:style-name="ce10" table:formula="of:=[.T31]+[.S31]" office:value-type="currency" office:currency=" $" office:value="42403" calcext:value-type="currency">
            <text:p><text:s/>$42.403,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.44" calcext:value-type="float">
            <text:p>4,44</text:p>
          </table:table-cell>
          <table:table-cell table:style-name="ce12" office:value-type="currency" office:currency="COP" office:value="3166.38" calcext:value-type="currency">
            <text:p>$3.166,38</text:p>
          </table:table-cell>
          <table:table-cell table:style-name="ce12" office:value-type="currency" office:currency="COP" office:value="2949" calcext:value-type="currency">
            <text:p>$2.949,00</text:p>
          </table:table-cell>
          <table:table-cell table:style-name="ce7" table:formula="of:=[.V31]*[.X31]+[.Y31]" office:value-type="currency" office:currency=" $" office:value="50444.7" calcext:value-type="currency">
            <text:p><text:s/>$50.445</text:p>
          </table:table-cell>
          <table:table-cell table:style-name="ce7" table:formula="of:=53611-[.Z31]" office:value-type="currency" office:currency=" $" office:value="3166.3" calcext:value-type="currency">
            <text:p><text:s/>$3.166</text:p>
          </table:table-cell>
          <table:table-cell table:style-name="ce7" table:formula="of:=[.Z31]+[.AA31]" office:value-type="currency" office:currency=" $" office:value="53611" calcext:value-type="currency">
            <text:p><text:s/>$53.611</text:p>
          </table:table-cell>
        </table:table-row>
        <table:table-row table:style-name="ro5">
          <table:table-cell office:value-type="date" office:date-value="2023-07-16" calcext:value-type="date">
            <text:p>julio/2023</text:p>
          </table:table-cell>
          <table:table-cell office:value-type="float" office:value="10" calcext:value-type="float">
            <text:p>10</text:p>
          </table:table-cell>
          <table:table-cell office:value-type="currency" office:currency=" $" office:value="2852.04" calcext:value-type="currency">
            <text:p><text:s/>$2.852,04</text:p>
          </table:table-cell>
          <table:table-cell office:value-type="float" office:value="10183.71" calcext:value-type="float">
            <text:p>10183,71</text:p>
          </table:table-cell>
          <table:table-cell table:formula="of:=-([.C32]*[.B32]+[.D32])*[.O32]" office:value-type="currency" office:currency=" $" office:value="-387041.1" calcext:value-type="currency">
            <text:p>- $387.041</text:p>
          </table:table-cell>
          <table:table-cell office:value-type="currency" office:currency=" $" office:value="0" calcext:value-type="currency">
            <text:p><text:s/>$0</text:p>
          </table:table-cell>
          <table:table-cell table:style-name="ce7" table:formula="of:=[.B32]*[.C32]+[.D32]+[.E32]" office:value-type="currency" office:currency=" $" office:value="-348336.99" calcext:value-type="currency">
            <text:p>- $348.337</text:p>
          </table:table-cell>
          <table:table-cell table:formula="of:=[.F32]+[.G32]" office:value-type="currency" office:currency=" $" office:value="-348336.99" calcext:value-type="currency">
            <text:p>- $348.337</text:p>
          </table:table-cell>
          <table:table-cell office:value-type="float" office:value="300" calcext:value-type="float">
            <text:p>300,0</text:p>
          </table:table-cell>
          <table:table-cell office:value-type="currency" office:currency=" $" office:value="835.34" calcext:value-type="currency">
            <text:p><text:s/>$835,34</text:p>
          </table:table-cell>
          <table:table-cell table:formula="of:=-([.$K$55]*[.J32])*[.Q33]" office:value-type="currency" office:currency=" $" office:value="-0" calcext:value-type="currency">
            <text:p><text:s/>$0,00</text:p>
          </table:table-cell>
          <table:table-cell table:formula="of:=228926-[.M32]" office:value-type="currency" office:currency=" $" office:value="-21676" calcext:value-type="currency">
            <text:p>- $21.676,00</text:p>
          </table:table-cell>
          <table:table-cell table:style-name="ce10" table:formula="of:=[.I32]*[.J32]+[.K32]" office:value-type="currency" office:currency=" $" office:value="250602" calcext:value-type="currency">
            <text:p><text:s/>$250.602,00</text:p>
          </table:table-cell>
          <table:table-cell table:formula="of:=[.M32]+[.L32]" office:value-type="currency" office:currency=" $" office:value="228926" calcext:value-type="currency">
            <text:p><text:s/>$228.926,00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currency" office:currency=" $" office:value="3276.14" calcext:value-type="currency">
            <text:p><text:s/>$3.276,14</text:p>
          </table:table-cell>
          <table:table-cell table:style-name="ce10" office:value-type="currency" office:currency=" $" office:value="5462.11" calcext:value-type="currency">
            <text:p><text:s/>$5.462,11</text:p>
          </table:table-cell>
          <table:table-cell table:style-name="ce10" table:formula="of:=-([.P32]*[.O32]+[.Q32])*[.AB32]" office:value-type="currency" office:currency=" $" office:value="-2036625059.82" calcext:value-type="currency">
            <text:p>- $2.036.625.059,82</text:p>
          </table:table-cell>
          <table:table-cell table:style-name="ce10" office:value-type="currency" office:currency=" $" office:value="-0.03" calcext:value-type="currency">
            <text:p>- $0,03</text:p>
          </table:table-cell>
          <table:table-cell table:style-name="ce10" table:formula="of:=[.O32]*[.P32]+[.Q32]+[.R32]" office:value-type="currency" office:currency=" $" office:value="-2036586836.31" calcext:value-type="currency">
            <text:p>- $2.036.586.836,31</text:p>
          </table:table-cell>
          <table:table-cell table:style-name="ce10" table:formula="of:=[.T32]+[.S32]" office:value-type="currency" office:currency=" $" office:value="-2036586836.34" calcext:value-type="currency">
            <text:p>- $2.036.586.836,3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.72" calcext:value-type="float">
            <text:p>4,72</text:p>
          </table:table-cell>
          <table:table-cell table:style-name="ce12" office:value-type="currency" office:currency="COP" office:value="2958.7" calcext:value-type="currency">
            <text:p>$2.958,70</text:p>
          </table:table-cell>
          <table:table-cell table:style-name="ce12" office:value-type="currency" office:currency="COP" office:value="2958" calcext:value-type="currency">
            <text:p>$2.958,00</text:p>
          </table:table-cell>
          <table:table-cell table:style-name="ce7" table:formula="of:=[.V32]*[.X32]+[.Y32]" office:value-type="currency" office:currency=" $" office:value="53255.9" calcext:value-type="currency">
            <text:p><text:s/>$53.256</text:p>
          </table:table-cell>
          <table:table-cell table:style-name="ce7" table:formula="of:=53282-[.Z32]" office:value-type="currency" office:currency=" $" office:value="26.1000000000058" calcext:value-type="currency">
            <text:p><text:s/>$26</text:p>
          </table:table-cell>
          <table:table-cell table:style-name="ce7" table:formula="of:=[.Z32]+[.AA32]" office:value-type="currency" office:currency=" $" office:value="53282" calcext:value-type="currency">
            <text:p><text:s/>$53.282</text:p>
          </table:table-cell>
        </table:table-row>
        <table:table-row table:style-name="ro5">
          <table:table-cell office:value-type="date" office:date-value="2023-08-17" calcext:value-type="date">
            <text:p>agosto/2023</text:p>
          </table:table-cell>
          <table:table-cell office:value-type="float" office:value="10" calcext:value-type="float">
            <text:p>10</text:p>
          </table:table-cell>
          <table:table-cell office:value-type="currency" office:currency=" $" office:value="2852.04" calcext:value-type="currency">
            <text:p><text:s/>$2.852,04</text:p>
          </table:table-cell>
          <table:table-cell office:value-type="float" office:value="10183.71" calcext:value-type="float">
            <text:p>10183,71</text:p>
          </table:table-cell>
          <table:table-cell table:formula="of:=-([.C33]*[.B33]+[.D33])*[Hoja2.$E$6]" office:value-type="currency" office:currency=" $" office:value="-532779103.9584" calcext:value-type="currency">
            <text:p>- $532.779.104</text:p>
          </table:table-cell>
          <table:table-cell table:formula="of:=38432-[.G33]" office:value-type="currency" office:currency=" $" office:value="532778831.8484" calcext:value-type="currency">
            <text:p><text:s/>$532.778.832</text:p>
          </table:table-cell>
          <table:table-cell table:style-name="ce7" table:formula="of:=[.B33]*[.C33]+[.D33]+[.E33]" office:value-type="currency" office:currency=" $" office:value="-532740399.8484" calcext:value-type="currency">
            <text:p>- $532.740.400</text:p>
          </table:table-cell>
          <table:table-cell table:formula="of:=[.F33]+[.G33]" office:value-type="currency" office:currency=" $" office:value="38432" calcext:value-type="currency">
            <text:p><text:s/>$38.432</text:p>
          </table:table-cell>
          <table:table-cell office:value-type="float" office:value="326" calcext:value-type="float">
            <text:p>326,0</text:p>
          </table:table-cell>
          <table:table-cell office:value-type="currency" office:currency=" $" office:value="782.04" calcext:value-type="currency">
            <text:p><text:s/>$782,04</text:p>
          </table:table-cell>
          <table:table-cell table:formula="of:=-([.$K$55]*[.J33])*[.Q34]" office:value-type="currency" office:currency=" $" office:value="-0" calcext:value-type="currency">
            <text:p><text:s/>$0,00</text:p>
          </table:table-cell>
          <table:table-cell table:formula="of:=235339.24-[.M33]" office:value-type="currency" office:currency=" $" office:value="-19605.8" calcext:value-type="currency">
            <text:p>- $19.605,80</text:p>
          </table:table-cell>
          <table:table-cell table:style-name="ce10" table:formula="of:=[.I33]*[.J33]+[.K33]" office:value-type="currency" office:currency=" $" office:value="254945.04" calcext:value-type="currency">
            <text:p><text:s/>$254.945,04</text:p>
          </table:table-cell>
          <table:table-cell table:formula="of:=[.M33]+[.L33]" office:value-type="currency" office:currency=" $" office:value="235339.24" calcext:value-type="currency">
            <text:p><text:s/>$235.339,24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currency" office:currency=" $" office:value="3276.14" calcext:value-type="currency">
            <text:p><text:s/>$3.276,14</text:p>
          </table:table-cell>
          <table:table-cell table:style-name="ce10" office:value-type="currency" office:currency=" $" office:value="5462.11" calcext:value-type="currency">
            <text:p><text:s/>$5.462,11</text:p>
          </table:table-cell>
          <table:table-cell table:style-name="ce10" table:formula="of:=-([.P33]*[.O33]+[.Q33])*[Hoja2.$E$26]" office:value-type="currency" office:currency=" $" office:value="-523937678.5071" calcext:value-type="currency">
            <text:p>- $523.937.678,51</text:p>
          </table:table-cell>
          <table:table-cell table:style-name="ce10" table:formula="of:=37571-[.T33]" office:value-type="currency" office:currency=" $" office:value="523937025.9971" calcext:value-type="currency">
            <text:p><text:s/>$523.937.026,00</text:p>
          </table:table-cell>
          <table:table-cell table:style-name="ce10" table:formula="of:=[.O33]*[.P33]+[.Q33]+[.R33]" office:value-type="currency" office:currency=" $" office:value="-523899454.9971" calcext:value-type="currency">
            <text:p>- $523.899.455,00</text:p>
          </table:table-cell>
          <table:table-cell table:style-name="ce10" table:formula="of:=[.T33]+[.S33]" office:value-type="currency" office:currency=" $" office:value="37571" calcext:value-type="currency">
            <text:p><text:s/>$37.571,0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currency" office:currency="COP" office:value="3071.96" calcext:value-type="currency">
            <text:p>$3.071,96</text:p>
          </table:table-cell>
          <table:table-cell table:style-name="ce12" office:value-type="currency" office:currency="COP" office:value="2963" calcext:value-type="currency">
            <text:p>$2.963,00</text:p>
          </table:table-cell>
          <table:table-cell table:style-name="ce7" table:formula="of:=[.V33]*[.X33]+[.Y33]" office:value-type="currency" office:currency=" $" office:value="52114.36" calcext:value-type="currency">
            <text:p><text:s/>$52.114</text:p>
          </table:table-cell>
          <table:table-cell table:style-name="ce7" table:formula="of:=58258-[.Z33]" office:value-type="currency" office:currency=" $" office:value="6143.64" calcext:value-type="currency">
            <text:p><text:s/>$6.144</text:p>
          </table:table-cell>
          <table:table-cell table:style-name="ce7" table:formula="of:=[.Z33]+[.AA33]" office:value-type="currency" office:currency=" $" office:value="58258" calcext:value-type="currency">
            <text:p><text:s/>$58.258</text:p>
          </table:table-cell>
        </table:table-row>
        <table:table-row table:style-name="ro5">
          <table:table-cell office:value-type="date" office:date-value="2023-09-18" calcext:value-type="date">
            <text:p>septiembre/2023</text:p>
          </table:table-cell>
          <table:table-cell office:value-type="float" office:value="11" calcext:value-type="float">
            <text:p>11</text:p>
          </table:table-cell>
          <table:table-cell office:value-type="currency" office:currency=" $" office:value="2852.04" calcext:value-type="currency">
            <text:p><text:s/>$2.852,04</text:p>
          </table:table-cell>
          <table:table-cell office:value-type="float" office:value="10183.71" calcext:value-type="float">
            <text:p>10183,71</text:p>
          </table:table-cell>
          <table:table-cell table:formula="of:=-([.C34]*[.B34]+[.D34])*[Hoja2.$E$6]" office:value-type="currency" office:currency=" $" office:value="-572038689.456" calcext:value-type="currency">
            <text:p>- $572.038.689</text:p>
          </table:table-cell>
          <table:table-cell table:formula="of:=41141-[.G34]" office:value-type="currency" office:currency=" $" office:value="572038274.306" calcext:value-type="currency">
            <text:p><text:s/>$572.038.274</text:p>
          </table:table-cell>
          <table:table-cell table:style-name="ce7" table:formula="of:=[.B34]*[.C34]+[.D34]+[.E34]" office:value-type="currency" office:currency=" $" office:value="-571997133.306" calcext:value-type="currency">
            <text:p>- $571.997.133</text:p>
          </table:table-cell>
          <table:table-cell table:formula="of:=[.F34]+[.G34]" office:value-type="currency" office:currency=" $" office:value="41141" calcext:value-type="currency">
            <text:p><text:s/>$41.141</text:p>
          </table:table-cell>
          <table:table-cell office:value-type="float" office:value="336" calcext:value-type="float">
            <text:p>336,0</text:p>
          </table:table-cell>
          <table:table-cell office:value-type="currency" office:currency=" $" office:value="770.19" calcext:value-type="currency">
            <text:p><text:s/>$770,19</text:p>
          </table:table-cell>
          <table:table-cell table:formula="of:=-([.$K$55]*[.J34])*[.Q35]" office:value-type="currency" office:currency=" $" office:value="-0" calcext:value-type="currency">
            <text:p><text:s/>$0,00</text:p>
          </table:table-cell>
          <table:table-cell table:formula="of:=238799-[.M34]" office:value-type="currency" office:currency=" $" office:value="-19984.84" calcext:value-type="currency">
            <text:p>- $19.984,84</text:p>
          </table:table-cell>
          <table:table-cell table:style-name="ce10" table:formula="of:=[.I34]*[.J34]+[.K34]" office:value-type="currency" office:currency=" $" office:value="258783.84" calcext:value-type="currency">
            <text:p><text:s/>$258.783,84</text:p>
          </table:table-cell>
          <table:table-cell table:formula="of:=[.M34]+[.L34]" office:value-type="currency" office:currency=" $" office:value="238799" calcext:value-type="currency">
            <text:p><text:s/>$238.799,00</text:p>
          </table:table-cell>
          <table:table-cell table:style-name="ce3" office:value-type="float" office:value="11" calcext:value-type="float">
            <text:p>11</text:p>
          </table:table-cell>
          <table:table-cell table:style-name="ce11" office:value-type="currency" office:currency=" $" office:value="3276.14" calcext:value-type="currency">
            <text:p><text:s/>$3.276,14</text:p>
          </table:table-cell>
          <table:table-cell table:style-name="ce10" office:value-type="currency" office:currency=" $" office:value="5462.11" calcext:value-type="currency">
            <text:p><text:s/>$5.462,11</text:p>
          </table:table-cell>
          <table:table-cell table:style-name="ce10" table:formula="of:=-([.P34]*[.O34]+[.Q34])*[Hoja2.$E$26]" office:value-type="currency" office:currency=" $" office:value="-568844417.4765" calcext:value-type="currency">
            <text:p>- $568.844.417,48</text:p>
          </table:table-cell>
          <table:table-cell table:style-name="ce10" table:formula="of:=40670-[.T34]" office:value-type="currency" office:currency=" $" office:value="568843587.8265" calcext:value-type="currency">
            <text:p><text:s/>$568.843.587,83</text:p>
          </table:table-cell>
          <table:table-cell table:style-name="ce10" table:formula="of:=[.O34]*[.P34]+[.Q34]+[.R34]" office:value-type="currency" office:currency=" $" office:value="-568802917.8265" calcext:value-type="currency">
            <text:p>- $568.802.917,83</text:p>
          </table:table-cell>
          <table:table-cell table:style-name="ce10" table:formula="of:=[.T34]+[.S34]" office:value-type="currency" office:currency=" $" office:value="40670" calcext:value-type="currency">
            <text:p><text:s/>$40.670,0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.83" calcext:value-type="float">
            <text:p>5,83</text:p>
          </table:table-cell>
          <table:table-cell table:style-name="ce12" office:value-type="currency" office:currency="COP" office:value="2800.92" calcext:value-type="currency">
            <text:p>$2.800,92</text:p>
          </table:table-cell>
          <table:table-cell table:style-name="ce12" office:value-type="currency" office:currency="COP" office:value="2974" calcext:value-type="currency">
            <text:p>$2.974,00</text:p>
          </table:table-cell>
          <table:table-cell table:style-name="ce7" table:formula="of:=[.V34]*[.X34]+[.Y34]" office:value-type="currency" office:currency=" $" office:value="61793.32" calcext:value-type="currency">
            <text:p><text:s/>$61.79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Z34]+[.AA34]" office:value-type="currency" office:currency=" $" office:value="61793.32" calcext:value-type="currency">
            <text:p><text:s/>$61.793</text:p>
          </table:table-cell>
        </table:table-row>
        <table:table-row table:style-name="ro5">
          <table:table-cell office:value-type="date" office:date-value="2023-10-19" calcext:value-type="date">
            <text:p>octubre/2023</text:p>
          </table:table-cell>
          <table:table-cell office:value-type="float" office:value="11" calcext:value-type="float">
            <text:p>11</text:p>
          </table:table-cell>
          <table:table-cell office:value-type="currency" office:currency=" $" office:value="2852.04" calcext:value-type="currency">
            <text:p><text:s/>$2.852,04</text:p>
          </table:table-cell>
          <table:table-cell office:value-type="float" office:value="10183.71" calcext:value-type="float">
            <text:p>10183,71</text:p>
          </table:table-cell>
          <table:table-cell table:formula="of:=-([.C35]*[.B35]+[.D35])*[Hoja2.$E$6]" office:value-type="currency" office:currency=" $" office:value="-572038689.456" calcext:value-type="currency">
            <text:p>- $572.038.689</text:p>
          </table:table-cell>
          <table:table-cell table:formula="of:=41141-[.G35]" office:value-type="currency" office:currency=" $" office:value="572038274.306" calcext:value-type="currency">
            <text:p><text:s/>$572.038.274</text:p>
          </table:table-cell>
          <table:table-cell table:style-name="ce7" table:formula="of:=[.B35]*[.C35]+[.D35]+[.E35]" office:value-type="currency" office:currency=" $" office:value="-571997133.306" calcext:value-type="currency">
            <text:p>- $571.997.133</text:p>
          </table:table-cell>
          <table:table-cell table:formula="of:=[.F35]+[.G35]" office:value-type="currency" office:currency=" $" office:value="41141" calcext:value-type="currency">
            <text:p><text:s/>$41.141</text:p>
          </table:table-cell>
          <table:table-cell office:value-type="float" office:value="302" calcext:value-type="float">
            <text:p>302,0</text:p>
          </table:table-cell>
          <table:table-cell office:value-type="currency" office:currency=" $" office:value="787.29" calcext:value-type="currency">
            <text:p><text:s/>$787,29</text:p>
          </table:table-cell>
          <table:table-cell table:formula="of:=-([.$K$55]*[.J35])*[.Q36]" office:value-type="currency" office:currency=" $" office:value="-0" calcext:value-type="currency">
            <text:p><text:s/>$0,00</text:p>
          </table:table-cell>
          <table:table-cell table:formula="of:=217333-[.M35]" office:value-type="currency" office:currency=" $" office:value="-20428.58" calcext:value-type="currency">
            <text:p>- $20.428,58</text:p>
          </table:table-cell>
          <table:table-cell table:style-name="ce10" table:formula="of:=[.I35]*[.J35]+[.K35]" office:value-type="currency" office:currency=" $" office:value="237761.58" calcext:value-type="currency">
            <text:p><text:s/>$237.761,58</text:p>
          </table:table-cell>
          <table:table-cell table:formula="of:=[.M35]+[.L35]" office:value-type="currency" office:currency=" $" office:value="217333" calcext:value-type="currency">
            <text:p><text:s/>$217.333,00</text:p>
          </table:table-cell>
          <table:table-cell table:style-name="ce3" office:value-type="float" office:value="11" calcext:value-type="float">
            <text:p>11</text:p>
          </table:table-cell>
          <table:table-cell table:style-name="ce11" office:value-type="currency" office:currency=" $" office:value="3276.14" calcext:value-type="currency">
            <text:p><text:s/>$3.276,14</text:p>
          </table:table-cell>
          <table:table-cell table:style-name="ce10" office:value-type="currency" office:currency=" $" office:value="5462.11" calcext:value-type="currency">
            <text:p><text:s/>$5.462,11</text:p>
          </table:table-cell>
          <table:table-cell table:style-name="ce10" table:formula="of:=-([.P35]*[.O35]+[.Q35])*[Hoja2.$E$26]" office:value-type="currency" office:currency=" $" office:value="-568844417.4765" calcext:value-type="currency">
            <text:p>- $568.844.417,48</text:p>
          </table:table-cell>
          <table:table-cell table:style-name="ce10" table:formula="of:=40670-[.T35]" office:value-type="currency" office:currency=" $" office:value="568843587.8265" calcext:value-type="currency">
            <text:p><text:s/>$568.843.587,83</text:p>
          </table:table-cell>
          <table:table-cell table:style-name="ce10" table:formula="of:=[.O35]*[.P35]+[.Q35]+[.R35]" office:value-type="currency" office:currency=" $" office:value="-568802917.8265" calcext:value-type="currency">
            <text:p>- $568.802.917,83</text:p>
          </table:table-cell>
          <table:table-cell table:style-name="ce10" table:formula="of:=[.T35]+[.S35]" office:value-type="currency" office:currency=" $" office:value="40670" calcext:value-type="currency">
            <text:p><text:s/>$40.670,0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.72" calcext:value-type="float">
            <text:p>4,72</text:p>
          </table:table-cell>
          <table:table-cell table:style-name="ce12" office:value-type="currency" office:currency="COP" office:value="3011" calcext:value-type="currency">
            <text:p>$3.011,00</text:p>
          </table:table-cell>
          <table:table-cell table:style-name="ce12" office:value-type="currency" office:currency="COP" office:value="3003" calcext:value-type="currency">
            <text:p>$3.003,00</text:p>
          </table:table-cell>
          <table:table-cell table:style-name="ce7" table:formula="of:=[.V35]*[.X35]+[.Y35]" office:value-type="currency" office:currency=" $" office:value="54190" calcext:value-type="currency">
            <text:p><text:s/>$54.190</text:p>
          </table:table-cell>
          <table:table-cell table:style-name="ce7" table:formula="of:=50392-[.Z35]" office:value-type="currency" office:currency=" $" office:value="-3798" calcext:value-type="currency">
            <text:p>- $3.798</text:p>
          </table:table-cell>
          <table:table-cell table:style-name="ce7" table:formula="of:=[.Z35]+[.AA35]" office:value-type="currency" office:currency=" $" office:value="50392" calcext:value-type="currency">
            <text:p><text:s/>$50.392</text:p>
          </table:table-cell>
        </table:table-row>
        <table:table-row table:style-name="ro5">
          <table:table-cell office:value-type="date" office:date-value="2023-11-20" calcext:value-type="date">
            <text:p>noviembre/2023</text:p>
          </table:table-cell>
          <table:table-cell office:value-type="float" office:value="14" calcext:value-type="float">
            <text:p>14</text:p>
          </table:table-cell>
          <table:table-cell office:value-type="currency" office:currency=" $" office:value="2852.04" calcext:value-type="currency">
            <text:p><text:s/>$2.852,04</text:p>
          </table:table-cell>
          <table:table-cell office:value-type="float" office:value="10183.71" calcext:value-type="float">
            <text:p>10183,71</text:p>
          </table:table-cell>
          <table:table-cell table:formula="of:=-([.C36]*[.B36]+[.D36])*[Hoja2.$E$6]" office:value-type="currency" office:currency=" $" office:value="-689817445.9488" calcext:value-type="currency">
            <text:p>- $689.817.446</text:p>
          </table:table-cell>
          <table:table-cell table:formula="of:=49673-[.G36]" office:value-type="currency" office:currency=" $" office:value="689817006.6788" calcext:value-type="currency">
            <text:p><text:s/>$689.817.007</text:p>
          </table:table-cell>
          <table:table-cell table:style-name="ce7" table:formula="of:=[.B36]*[.C36]+[.D36]+[.E36]" office:value-type="currency" office:currency=" $" office:value="-689767333.6788" calcext:value-type="currency">
            <text:p>- $689.767.334</text:p>
          </table:table-cell>
          <table:table-cell table:formula="of:=[.F36]+[.G36]" office:value-type="currency" office:currency=" $" office:value="49673" calcext:value-type="currency">
            <text:p><text:s/>$49.673</text:p>
          </table:table-cell>
          <table:table-cell office:value-type="float" office:value="299" calcext:value-type="float">
            <text:p>299,0</text:p>
          </table:table-cell>
          <table:table-cell office:value-type="currency" office:currency=" $" office:value="851" calcext:value-type="currency">
            <text:p><text:s/>$851,00</text:p>
          </table:table-cell>
          <table:table-cell table:formula="of:=-([.$K$55]*[.J36])*[.Q37]" office:value-type="currency" office:currency=" $" office:value="-0" calcext:value-type="currency">
            <text:p><text:s/>$0,00</text:p>
          </table:table-cell>
          <table:table-cell table:formula="of:=232891.4-[.M36]" office:value-type="currency" office:currency=" $" office:value="-21557.6" calcext:value-type="currency">
            <text:p>- $21.557,60</text:p>
          </table:table-cell>
          <table:table-cell table:style-name="ce10" table:formula="of:=[.I36]*[.J36]+[.K36]" office:value-type="currency" office:currency=" $" office:value="254449" calcext:value-type="currency">
            <text:p><text:s/>$254.449,00</text:p>
          </table:table-cell>
          <table:table-cell table:formula="of:=[.M36]+[.L36]" office:value-type="currency" office:currency=" $" office:value="232891.4" calcext:value-type="currency">
            <text:p><text:s/>$232.891,40</text:p>
          </table:table-cell>
          <table:table-cell table:style-name="ce3" office:value-type="float" office:value="14" calcext:value-type="float">
            <text:p>14</text:p>
          </table:table-cell>
          <table:table-cell table:style-name="ce11" office:value-type="currency" office:currency=" $" office:value="3276.14" calcext:value-type="currency">
            <text:p><text:s/>$3.276,14</text:p>
          </table:table-cell>
          <table:table-cell table:style-name="ce10" office:value-type="currency" office:currency=" $" office:value="5462.11" calcext:value-type="currency">
            <text:p><text:s/>$5.462,11</text:p>
          </table:table-cell>
          <table:table-cell table:style-name="ce10" table:formula="of:=-([.P36]*[.O36]+[.Q36])*[Hoja2.$E$26]" office:value-type="currency" office:currency=" $" office:value="-703564634.3847" calcext:value-type="currency">
            <text:p>- $703.564.634,38</text:p>
          </table:table-cell>
          <table:table-cell table:style-name="ce10" table:formula="of:=50362-[.T36]" office:value-type="currency" office:currency=" $" office:value="703563668.3147" calcext:value-type="currency">
            <text:p><text:s/>$703.563.668,31</text:p>
          </table:table-cell>
          <table:table-cell table:style-name="ce10" table:formula="of:=[.O36]*[.P36]+[.Q36]+[.R36]" office:value-type="currency" office:currency=" $" office:value="-703513306.3147" calcext:value-type="currency">
            <text:p>- $703.513.306,31</text:p>
          </table:table-cell>
          <table:table-cell table:style-name="ce10" table:formula="of:=[.T36]+[.S36]" office:value-type="currency" office:currency=" $" office:value="50362" calcext:value-type="currency">
            <text:p><text:s/>$50.362,0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.72" calcext:value-type="float">
            <text:p>4,72</text:p>
          </table:table-cell>
          <table:table-cell table:style-name="ce12" office:value-type="currency" office:currency="COP" office:value="3011.88" calcext:value-type="currency">
            <text:p>$3.011,88</text:p>
          </table:table-cell>
          <table:table-cell table:style-name="ce12" office:value-type="currency" office:currency="COP" office:value="3003" calcext:value-type="currency">
            <text:p>$3.003,00</text:p>
          </table:table-cell>
          <table:table-cell table:style-name="ce7" table:formula="of:=[.V36]*[.X36]+[.Y36]" office:value-type="currency" office:currency=" $" office:value="57216.84" calcext:value-type="currency">
            <text:p><text:s/>$57.217</text:p>
          </table:table-cell>
          <table:table-cell table:style-name="ce7" table:formula="of:=56967-[.Z36]" office:value-type="currency" office:currency=" $" office:value="-249.840000000004" calcext:value-type="currency">
            <text:p>- $250</text:p>
          </table:table-cell>
          <table:table-cell table:style-name="ce7" table:formula="of:=[.Z36]+[.AA36]" office:value-type="currency" office:currency=" $" office:value="56967" calcext:value-type="currency">
            <text:p><text:s/>$56.967</text:p>
          </table:table-cell>
        </table:table-row>
        <table:table-row table:style-name="ro5">
          <table:table-cell office:value-type="date" office:date-value="2022-12-21" calcext:value-type="date">
            <text:p>diciembre/2022</text:p>
          </table:table-cell>
          <table:table-cell office:value-type="float" office:value="13" calcext:value-type="float">
            <text:p>13</text:p>
          </table:table-cell>
          <table:table-cell office:value-type="currency" office:currency=" $" office:value="2852.04" calcext:value-type="currency">
            <text:p><text:s/>$2.852,04</text:p>
          </table:table-cell>
          <table:table-cell office:value-type="float" office:value="10183.71" calcext:value-type="float">
            <text:p>10183,71</text:p>
          </table:table-cell>
          <table:table-cell table:formula="of:=-([.C37]*[.B37]+[.D37])*[Hoja2.$E$6]" office:value-type="currency" office:currency=" $" office:value="-650557860.4512" calcext:value-type="currency">
            <text:p>- $650.557.860</text:p>
          </table:table-cell>
          <table:table-cell table:formula="of:=46895-[.G37]" office:value-type="currency" office:currency=" $" office:value="650557495.2212" calcext:value-type="currency">
            <text:p><text:s/>$650.557.495</text:p>
          </table:table-cell>
          <table:table-cell table:style-name="ce7" table:formula="of:=[.B37]*[.C37]+[.D37]+[.E37]" office:value-type="currency" office:currency=" $" office:value="-650510600.2212" calcext:value-type="currency">
            <text:p>- $650.510.600</text:p>
          </table:table-cell>
          <table:table-cell table:formula="of:=[.F37]+[.G37]" office:value-type="currency" office:currency=" $" office:value="46895" calcext:value-type="currency">
            <text:p><text:s/>$46.895</text:p>
          </table:table-cell>
          <table:table-cell office:value-type="float" office:value="297" calcext:value-type="float">
            <text:p>297,0</text:p>
          </table:table-cell>
          <table:table-cell office:value-type="currency" office:currency=" $" office:value="857.86" calcext:value-type="currency">
            <text:p><text:s/>$857,86</text:p>
          </table:table-cell>
          <table:table-cell table:formula="of:=-([.$K$55]*[.J37])*[.Q26]" office:value-type="currency" office:currency=" $" office:value="-0" calcext:value-type="currency">
            <text:p><text:s/>$0,00</text:p>
          </table:table-cell>
          <table:table-cell table:formula="of:=233027.44-[.M37]" office:value-type="currency" office:currency=" $" office:value="-21756.98" calcext:value-type="currency">
            <text:p>- $21.756,98</text:p>
          </table:table-cell>
          <table:table-cell table:style-name="ce10" table:formula="of:=[.I37]*[.J37]+[.K37]" office:value-type="currency" office:currency=" $" office:value="254784.42" calcext:value-type="currency">
            <text:p><text:s/>$254.784,42</text:p>
          </table:table-cell>
          <table:table-cell table:formula="of:=[.M37]+[.L37]" office:value-type="currency" office:currency=" $" office:value="233027.44" calcext:value-type="currency">
            <text:p><text:s/>$233.027,44</text:p>
          </table:table-cell>
          <table:table-cell table:style-name="ce3" office:value-type="float" office:value="13" calcext:value-type="float">
            <text:p>13</text:p>
          </table:table-cell>
          <table:table-cell table:style-name="ce11" office:value-type="currency" office:currency=" $" office:value="3276.14" calcext:value-type="currency">
            <text:p><text:s/>$3.276,14</text:p>
          </table:table-cell>
          <table:table-cell table:style-name="ce10" office:value-type="currency" office:currency=" $" office:value="5462.11" calcext:value-type="currency">
            <text:p><text:s/>$5.462,11</text:p>
          </table:table-cell>
          <table:table-cell table:style-name="ce10" table:formula="of:=-([.P37]*[.O37]+[.Q37])*[Hoja2.$E$26]" office:value-type="currency" office:currency=" $" office:value="-658657895.4153" calcext:value-type="currency">
            <text:p>- $658.657.895,42</text:p>
          </table:table-cell>
          <table:table-cell table:style-name="ce10" table:formula="of:=47200-[.T37]" office:value-type="currency" office:currency=" $" office:value="658657043.4853" calcext:value-type="currency">
            <text:p><text:s/>$658.657.043,49</text:p>
          </table:table-cell>
          <table:table-cell table:style-name="ce10" table:formula="of:=[.O37]*[.P37]+[.Q37]+[.R37]" office:value-type="currency" office:currency=" $" office:value="-658609843.4853" calcext:value-type="currency">
            <text:p>- $658.609.843,49</text:p>
          </table:table-cell>
          <table:table-cell table:style-name="ce10" table:formula="of:=[.T37]+[.S37]" office:value-type="currency" office:currency=" $" office:value="47200" calcext:value-type="currency">
            <text:p><text:s/>$47.200,0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.67" calcext:value-type="float">
            <text:p>6,67</text:p>
          </table:table-cell>
          <table:table-cell table:style-name="ce12" office:value-type="currency" office:currency="COP" office:value="2933.28" calcext:value-type="currency">
            <text:p>$2.933,28</text:p>
          </table:table-cell>
          <table:table-cell table:style-name="ce12" office:value-type="currency" office:currency="COP" office:value="3007" calcext:value-type="currency">
            <text:p>$3.007,00</text:p>
          </table:table-cell>
          <table:table-cell table:style-name="ce7" table:formula="of:=[.V37]*[.X37]+[.Y37]" office:value-type="currency" office:currency=" $" office:value="58739.32" calcext:value-type="currency">
            <text:p><text:s/>$58.739</text:p>
          </table:table-cell>
          <table:table-cell table:style-name="ce7" table:formula="of:=57695-[.Z37]" office:value-type="currency" office:currency=" $" office:value="-1044.32000000001" calcext:value-type="currency">
            <text:p>- $1.044</text:p>
          </table:table-cell>
          <table:table-cell table:style-name="ce7" table:formula="of:=[.Z37]+[.AA37]" office:value-type="currency" office:currency=" $" office:value="57695" calcext:value-type="currency">
            <text:p><text:s/>$57.695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3" table:default-cell-style-name="ce16"/>
        <table:table-column table:style-name="co1" table:default-cell-style-name="Default"/>
        <table:table-column table:style-name="co1" table:default-cell-style-name="ce16"/>
        <table:table-row table:style-name="ro1">
          <table:table-cell table:number-columns-repeated="2"/>
          <table:table-cell table:style-name="ce2" office:value-type="string" calcext:value-type="string">
            <text:p>Ener_Con</text:p>
          </table:table-cell>
          <table:table-cell table:style-name="ce4" office:value-type="string" calcext:value-type="string">
            <text:p>Ener_VU</text:p>
          </table:table-cell>
          <table:table-cell table:style-name="ce4" office:value-type="string" calcext:value-type="string">
            <text:p>Ener_sub3</text:p>
          </table:table-cell>
          <table:table-cell table:style-name="ce4" office:value-type="string" calcext:value-type="string">
            <text:p>Ener_o</text:p>
          </table:table-cell>
          <table:table-cell table:style-name="ce4" office:value-type="string" calcext:value-type="string">
            <text:p>Ener_st</text:p>
          </table:table-cell>
          <table:table-cell table:style-name="ce4" office:value-type="string" calcext:value-type="string">
            <text:p>Ener_t</text:p>
          </table:table-cell>
        </table:table-row>
        <table:table-row table:style-name="ro4">
          <table:table-cell table:number-columns-repeated="2"/>
          <table:table-cell office:value-type="float" office:value="235" calcext:value-type="float">
            <text:p>235</text:p>
          </table:table-cell>
          <table:table-cell table:style-name="ce13" office:value-type="float" office:value="384.21" calcext:value-type="float">
            <text:p>384,21</text:p>
          </table:table-cell>
          <table:table-cell office:value-type="currency" office:currency="COP" office:value="9969.99" calcext:value-type="currency">
            <text:p>$9.969,99</text:p>
          </table:table-cell>
          <table:table-cell office:value-type="currency" office:currency="COP" office:value="44.61" calcext:value-type="currency">
            <text:p>$44,61</text:p>
          </table:table-cell>
          <table:table-cell/>
          <table:table-cell office:value-type="currency" office:currency="COP" office:value="80364.2" calcext:value-type="currency">
            <text:p>$80.364,20</text:p>
          </table:table-cell>
        </table:table-row>
        <table:table-row table:style-name="ro4">
          <table:table-cell table:number-columns-repeated="2"/>
          <table:table-cell office:value-type="float" office:value="199" calcext:value-type="float">
            <text:p>199</text:p>
          </table:table-cell>
          <table:table-cell table:style-name="ce13" office:value-type="float" office:value="483.9" calcext:value-type="float">
            <text:p>483,9</text:p>
          </table:table-cell>
          <table:table-cell office:value-type="currency" office:currency="COP" office:value="12557.14" calcext:value-type="currency">
            <text:p>$12.557,14</text:p>
          </table:table-cell>
          <table:table-cell office:value-type="currency" office:currency="COP" office:value="1564.72" calcext:value-type="currency">
            <text:p>$1.564,72</text:p>
          </table:table-cell>
          <table:table-cell/>
          <table:table-cell office:value-type="currency" office:currency="COP" office:value="85520.88" calcext:value-type="currency">
            <text:p>$85.520,88</text:p>
          </table:table-cell>
        </table:table-row>
        <table:table-row table:style-name="ro4">
          <table:table-cell table:number-columns-repeated="2"/>
          <table:table-cell office:value-type="float" office:value="218" calcext:value-type="float">
            <text:p>218</text:p>
          </table:table-cell>
          <table:table-cell office:value-type="currency" office:currency="COP" office:value="438.25" calcext:value-type="currency">
            <text:p>$438,25</text:p>
          </table:table-cell>
          <table:table-cell office:value-type="currency" office:currency="COP" office:value="11372.41" calcext:value-type="currency">
            <text:p>$11.372,41</text:p>
          </table:table-cell>
          <table:table-cell office:value-type="currency" office:currency="COP" office:value="4157.18" calcext:value-type="currency">
            <text:p>$4.157,18</text:p>
          </table:table-cell>
          <table:table-cell/>
          <table:table-cell office:value-type="currency" office:currency="COP" office:value="88323" calcext:value-type="currency">
            <text:p>$88.323,00</text:p>
          </table:table-cell>
        </table:table-row>
        <table:table-row table:style-name="ro4">
          <table:table-cell table:number-columns-repeated="2"/>
          <table:table-cell office:value-type="float" office:value="181" calcext:value-type="float">
            <text:p>181</text:p>
          </table:table-cell>
          <table:table-cell office:value-type="currency" office:currency="COP" office:value="488" calcext:value-type="currency">
            <text:p>$488,00</text:p>
          </table:table-cell>
          <table:table-cell office:value-type="currency" office:currency="COP" office:value="12663.57" calcext:value-type="currency">
            <text:p>$12.663,57</text:p>
          </table:table-cell>
          <table:table-cell office:value-type="currency" office:currency="COP" office:value="1562.5" calcext:value-type="currency">
            <text:p>$1.562,50</text:p>
          </table:table-cell>
          <table:table-cell/>
          <table:table-cell office:value-type="currency" office:currency="COP" office:value="77239.99" calcext:value-type="currency">
            <text:p>$77.239,99</text:p>
          </table:table-cell>
        </table:table-row>
        <table:table-row table:style-name="ro4">
          <table:table-cell table:number-columns-repeated="2"/>
          <table:table-cell office:value-type="float" office:value="261" calcext:value-type="float">
            <text:p>261</text:p>
          </table:table-cell>
          <table:table-cell office:value-type="currency" office:currency="COP" office:value="530.46" calcext:value-type="currency">
            <text:p>$530,46</text:p>
          </table:table-cell>
          <table:table-cell office:value-type="currency" office:currency="COP" office:value="13765.44" calcext:value-type="currency">
            <text:p>$13.765,44</text:p>
          </table:table-cell>
          <table:table-cell table:number-columns-repeated="2"/>
          <table:table-cell office:value-type="currency" office:currency="COP" office:value="125320.04" calcext:value-type="currency">
            <text:p>$125.320,04</text:p>
          </table:table-cell>
        </table:table-row>
        <table:table-row table:style-name="ro4">
          <table:table-cell table:number-columns-repeated="2"/>
          <table:table-cell office:value-type="float" office:value="263" calcext:value-type="float">
            <text:p>263</text:p>
          </table:table-cell>
          <table:table-cell office:value-type="currency" office:currency="COP" office:value="546.41" calcext:value-type="currency">
            <text:p>$546,41</text:p>
          </table:table-cell>
          <table:table-cell office:value-type="currency" office:currency="COP" office:value="14179.43" calcext:value-type="currency">
            <text:p>$14.179,43</text:p>
          </table:table-cell>
          <table:table-cell table:number-columns-repeated="2"/>
          <table:table-cell office:value-type="currency" office:currency="COP" office:value="120910.18" calcext:value-type="currency">
            <text:p>$120.910,18</text:p>
          </table:table-cell>
        </table:table-row>
        <table:table-row table:style-name="ro4">
          <table:table-cell table:number-columns-repeated="2"/>
          <table:table-cell office:value-type="float" office:value="238" calcext:value-type="float">
            <text:p>238</text:p>
          </table:table-cell>
          <table:table-cell office:value-type="currency" office:currency="COP" office:value="527.91" calcext:value-type="currency">
            <text:p>$527,91</text:p>
          </table:table-cell>
          <table:table-cell office:value-type="currency" office:currency="COP" office:value="13699.28" calcext:value-type="currency">
            <text:p>$13.699,28</text:p>
          </table:table-cell>
          <table:table-cell table:number-columns-repeated="2"/>
          <table:table-cell office:value-type="currency" office:currency="COP" office:value="111944" calcext:value-type="currency">
            <text:p>$111.944,00</text:p>
          </table:table-cell>
        </table:table-row>
        <table:table-row table:style-name="ro4">
          <table:table-cell table:number-columns-repeated="2"/>
          <table:table-cell office:value-type="float" office:value="268" calcext:value-type="float">
            <text:p>268</text:p>
          </table:table-cell>
          <table:table-cell office:value-type="currency" office:currency="COP" office:value="566.44" calcext:value-type="currency">
            <text:p>$566,44</text:p>
          </table:table-cell>
          <table:table-cell office:value-type="currency" office:currency="COP" office:value="14699.22" calcext:value-type="currency">
            <text:p>$14.699,22</text:p>
          </table:table-cell>
          <table:table-cell table:number-columns-repeated="2"/>
          <table:table-cell office:value-type="currency" office:currency="COP" office:value="137532.85" calcext:value-type="currency">
            <text:p>$137.532,85</text:p>
          </table:table-cell>
        </table:table-row>
        <table:table-row table:style-name="ro4">
          <table:table-cell table:number-columns-repeated="2"/>
          <table:table-cell office:value-type="float" office:value="291" calcext:value-type="float">
            <text:p>291</text:p>
          </table:table-cell>
          <table:table-cell office:value-type="currency" office:currency="COP" office:value="565.56" calcext:value-type="currency">
            <text:p>$565,56</text:p>
          </table:table-cell>
          <table:table-cell office:value-type="currency" office:currency="COP" office:value="14676.26" calcext:value-type="currency">
            <text:p>$14.676,26</text:p>
          </table:table-cell>
          <table:table-cell table:number-columns-repeated="2"/>
          <table:table-cell office:value-type="currency" office:currency="COP" office:value="150126.18" calcext:value-type="currency">
            <text:p>$150.126,18</text:p>
          </table:table-cell>
        </table:table-row>
        <table:table-row table:style-name="ro4">
          <table:table-cell table:number-columns-repeated="2"/>
          <table:table-cell office:value-type="float" office:value="306" calcext:value-type="float">
            <text:p>306</text:p>
          </table:table-cell>
          <table:table-cell office:value-type="currency" office:currency="COP" office:value="566.72" calcext:value-type="currency">
            <text:p>$566,72</text:p>
          </table:table-cell>
          <table:table-cell office:value-type="currency" office:currency="COP" office:value="14706.38" calcext:value-type="currency">
            <text:p>$14.706,38</text:p>
          </table:table-cell>
          <table:table-cell table:number-columns-repeated="2"/>
          <table:table-cell office:value-type="currency" office:currency="COP" office:value="158710" calcext:value-type="currency">
            <text:p>$158.710,00</text:p>
          </table:table-cell>
        </table:table-row>
        <table:table-row table:style-name="ro4">
          <table:table-cell table:number-columns-repeated="2"/>
          <table:table-cell office:value-type="float" office:value="317" calcext:value-type="float">
            <text:p>317</text:p>
          </table:table-cell>
          <table:table-cell office:value-type="currency" office:currency="COP" office:value="566.72" calcext:value-type="currency">
            <text:p>$566,72</text:p>
          </table:table-cell>
          <table:table-cell office:value-type="currency" office:currency="COP" office:value="14706.38" calcext:value-type="currency">
            <text:p>$14.706,38</text:p>
          </table:table-cell>
          <table:table-cell office:value-type="currency" office:currency="COP" office:value="13535.54" calcext:value-type="currency">
            <text:p>$13.535,54</text:p>
          </table:table-cell>
          <table:table-cell/>
          <table:table-cell office:value-type="currency" office:currency="COP" office:value="178479.56" calcext:value-type="currency">
            <text:p>$178.479,56</text:p>
          </table:table-cell>
        </table:table-row>
        <table:table-row table:style-name="ro4">
          <table:table-cell table:number-columns-repeated="2"/>
          <table:table-cell office:value-type="float" office:value="300" calcext:value-type="float">
            <text:p>300</text:p>
          </table:table-cell>
          <table:table-cell office:value-type="currency" office:currency="COP" office:value="566.72" calcext:value-type="currency">
            <text:p>$566,72</text:p>
          </table:table-cell>
          <table:table-cell office:value-type="currency" office:currency="COP" office:value="14706.38" calcext:value-type="currency">
            <text:p>$14.706,38</text:p>
          </table:table-cell>
          <table:table-cell office:value-type="currency" office:currency="COP" office:value="13535.54" calcext:value-type="currency">
            <text:p>$13.535,54</text:p>
          </table:table-cell>
          <table:table-cell/>
          <table:table-cell office:value-type="currency" office:currency="COP" office:value="143788.93" calcext:value-type="currency">
            <text:p>$143.788,93</text:p>
          </table:table-cell>
        </table:table-row>
        <table:table-row table:style-name="ro4">
          <table:table-cell table:number-columns-repeated="2"/>
          <table:table-cell office:value-type="float" office:value="237" calcext:value-type="float">
            <text:p>237</text:p>
          </table:table-cell>
          <table:table-cell office:value-type="currency" office:currency="COP" office:value="566.72" calcext:value-type="currency">
            <text:p>$566,72</text:p>
          </table:table-cell>
          <table:table-cell office:value-type="currency" office:currency="COP" office:value="14706.38" calcext:value-type="currency">
            <text:p>$14.706,38</text:p>
          </table:table-cell>
          <table:table-cell office:value-type="currency" office:currency="COP" office:value="13535.54" calcext:value-type="currency">
            <text:p>$13.535,54</text:p>
          </table:table-cell>
          <table:table-cell/>
          <table:table-cell office:value-type="currency" office:currency="COP" office:value="134428" calcext:value-type="currency">
            <text:p>$134.428,00</text:p>
          </table:table-cell>
        </table:table-row>
        <table:table-row table:style-name="ro4">
          <table:table-cell table:number-columns-repeated="2"/>
          <table:table-cell office:value-type="float" office:value="241" calcext:value-type="float">
            <text:p>241</text:p>
          </table:table-cell>
          <table:table-cell office:value-type="currency" office:currency="COP" office:value="566.72" calcext:value-type="currency">
            <text:p>$566,72</text:p>
          </table:table-cell>
          <table:table-cell office:value-type="currency" office:currency="COP" office:value="14706.37" calcext:value-type="currency">
            <text:p>$14.706,37</text:p>
          </table:table-cell>
          <table:table-cell office:value-type="currency" office:currency="COP" office:value="13535.54" calcext:value-type="currency">
            <text:p>$13.535,54</text:p>
          </table:table-cell>
          <table:table-cell/>
          <table:table-cell office:value-type="currency" office:currency="COP" office:value="135837.89" calcext:value-type="currency">
            <text:p>$135.837,89</text:p>
          </table:table-cell>
        </table:table-row>
        <table:table-row table:style-name="ro4">
          <table:table-cell table:number-columns-repeated="2"/>
          <table:table-cell office:value-type="float" office:value="272" calcext:value-type="float">
            <text:p>272</text:p>
          </table:table-cell>
          <table:table-cell office:value-type="currency" office:currency="COP" office:value="566.72" calcext:value-type="currency">
            <text:p>$566,72</text:p>
          </table:table-cell>
          <table:table-cell office:value-type="currency" office:currency="COP" office:value="14706.37" calcext:value-type="currency">
            <text:p>$14.706,37</text:p>
          </table:table-cell>
          <table:table-cell office:value-type="currency" office:currency="COP" office:value="20354.24" calcext:value-type="currency">
            <text:p>$20.354,24</text:p>
          </table:table-cell>
          <table:table-cell/>
          <table:table-cell office:value-type="currency" office:currency="COP" office:value="160179.24" calcext:value-type="currency">
            <text:p>$160.179,24</text:p>
          </table:table-cell>
        </table:table-row>
        <table:table-row table:style-name="ro4">
          <table:table-cell table:number-columns-repeated="2"/>
          <table:table-cell table:style-name="ce14" office:value-type="float" office:value="213" calcext:value-type="float">
            <text:p>213</text:p>
          </table:table-cell>
          <table:table-cell table:style-name="ce17" office:value-type="string" calcext:value-type="string">
            <text:p>$486,97</text:p>
          </table:table-cell>
          <table:table-cell office:value-type="currency" office:currency="COP" office:value="12636.82" calcext:value-type="currency">
            <text:p>$12.636,82</text:p>
          </table:table-cell>
          <table:table-cell office:value-type="currency" office:currency="COP" office:value="4220.18" calcext:value-type="currency">
            <text:p>$4.220,18</text:p>
          </table:table-cell>
          <table:table-cell/>
          <table:table-cell office:value-type="currency" office:currency="COP" office:value="95517" calcext:value-type="currency">
            <text:p>$95.517,00</text:p>
          </table:table-cell>
        </table:table-row>
        <table:table-row table:style-name="ro4">
          <table:table-cell table:number-columns-repeated="2"/>
          <table:table-cell table:style-name="ce14" office:value-type="float" office:value="200" calcext:value-type="float">
            <text:p>200</text:p>
          </table:table-cell>
          <table:table-cell table:style-name="ce17" office:value-type="string" calcext:value-type="string">
            <text:p>$481,98</text:p>
          </table:table-cell>
          <table:table-cell office:value-type="currency" office:currency="COP" office:value="12507.42" calcext:value-type="currency">
            <text:p>$12.507,42</text:p>
          </table:table-cell>
          <table:table-cell office:value-type="currency" office:currency="COP" office:value="4355.74" calcext:value-type="currency">
            <text:p>$4.355,74</text:p>
          </table:table-cell>
          <table:table-cell/>
          <table:table-cell office:value-type="currency" office:currency="COP" office:value="88481.7" calcext:value-type="currency">
            <text:p>$88.481,70</text:p>
          </table:table-cell>
        </table:table-row>
        <table:table-row table:style-name="ro4">
          <table:table-cell table:number-columns-repeated="2"/>
          <table:table-cell table:style-name="ce14" office:value-type="float" office:value="204" calcext:value-type="float">
            <text:p>204</text:p>
          </table:table-cell>
          <table:table-cell table:style-name="ce17" office:value-type="string" calcext:value-type="string">
            <text:p>$492,33</text:p>
          </table:table-cell>
          <table:table-cell office:value-type="currency" office:currency="COP" office:value="12775.86" calcext:value-type="currency">
            <text:p>$12.775,86</text:p>
          </table:table-cell>
          <table:table-cell office:value-type="currency" office:currency="COP" office:value="1564.9" calcext:value-type="currency">
            <text:p>$1.564,90</text:p>
          </table:table-cell>
          <table:table-cell/>
          <table:table-cell office:value-type="currency" office:currency="COP" office:value="89434.69" calcext:value-type="currency">
            <text:p>$89.434,69</text:p>
          </table:table-cell>
        </table:table-row>
        <table:table-row table:style-name="ro4">
          <table:table-cell table:number-columns-repeated="2"/>
          <table:table-cell table:style-name="ce14" office:value-type="float" office:value="192" calcext:value-type="float">
            <text:p>192</text:p>
          </table:table-cell>
          <table:table-cell table:style-name="ce17" office:value-type="string" calcext:value-type="string">
            <text:p>$499,09</text:p>
          </table:table-cell>
          <table:table-cell office:value-type="currency" office:currency="COP" office:value="12951.37" calcext:value-type="currency">
            <text:p>$12.951,37</text:p>
          </table:table-cell>
          <table:table-cell office:value-type="currency" office:currency="COP" office:value="4355.74" calcext:value-type="currency">
            <text:p>$4.355,74</text:p>
          </table:table-cell>
          <table:table-cell/>
          <table:table-cell office:value-type="currency" office:currency="COP" office:value="87703.75" calcext:value-type="currency">
            <text:p>$87.703,75</text:p>
          </table:table-cell>
        </table:table-row>
        <table:table-row table:style-name="ro4">
          <table:table-cell table:number-columns-repeated="2"/>
          <table:table-cell table:style-name="ce14" office:value-type="float" office:value="199" calcext:value-type="float">
            <text:p>199</text:p>
          </table:table-cell>
          <table:table-cell table:style-name="ce17" office:value-type="string" calcext:value-type="string">
            <text:p>$513,32</text:p>
          </table:table-cell>
          <table:table-cell office:value-type="currency" office:currency="COP" office:value="13320.69" calcext:value-type="currency">
            <text:p>$13.320,69</text:p>
          </table:table-cell>
          <table:table-cell office:value-type="currency" office:currency="COP" office:value="4355.74" calcext:value-type="currency">
            <text:p>$4.355,74</text:p>
          </table:table-cell>
          <table:table-cell/>
          <table:table-cell office:value-type="currency" office:currency="COP" office:value="93826.26" calcext:value-type="currency">
            <text:p>$93.826,26</text:p>
          </table:table-cell>
        </table:table-row>
        <table:table-row table:style-name="ro4">
          <table:table-cell table:number-columns-repeated="2"/>
          <table:table-cell table:style-name="ce14" office:value-type="float" office:value="193" calcext:value-type="float">
            <text:p>193</text:p>
          </table:table-cell>
          <table:table-cell table:style-name="ce17" office:value-type="string" calcext:value-type="string">
            <text:p>$514,27</text:p>
          </table:table-cell>
          <table:table-cell office:value-type="currency" office:currency="COP" office:value="13345.27" calcext:value-type="currency">
            <text:p>$13.345,27</text:p>
          </table:table-cell>
          <table:table-cell office:value-type="currency" office:currency="COP" office:value="4355.74" calcext:value-type="currency">
            <text:p>$4.355,74</text:p>
          </table:table-cell>
          <table:table-cell/>
          <table:table-cell office:value-type="currency" office:currency="COP" office:value="90970.73" calcext:value-type="currency">
            <text:p>$90.970,73</text:p>
          </table:table-cell>
        </table:table-row>
        <table:table-row table:style-name="ro4">
          <table:table-cell table:number-columns-repeated="2"/>
          <table:table-cell table:style-name="ce14" office:value-type="float" office:value="211" calcext:value-type="float">
            <text:p>211</text:p>
          </table:table-cell>
          <table:table-cell table:style-name="ce18" office:value-type="string" calcext:value-type="string">
            <text:p>506,4</text:p>
          </table:table-cell>
          <table:table-cell office:value-type="currency" office:currency="COP" office:value="13140.99" calcext:value-type="currency">
            <text:p>$13.140,99</text:p>
          </table:table-cell>
          <table:table-cell office:value-type="currency" office:currency="COP" office:value="4355.74" calcext:value-type="currency">
            <text:p>$4.355,74</text:p>
          </table:table-cell>
          <table:table-cell/>
          <table:table-cell office:value-type="currency" office:currency="COP" office:value="98188.59" calcext:value-type="currency">
            <text:p>$98.188,59</text:p>
          </table:table-cell>
        </table:table-row>
        <table:table-row table:style-name="ro4">
          <table:table-cell table:number-columns-repeated="2"/>
          <table:table-cell table:style-name="ce14" office:value-type="float" office:value="198" calcext:value-type="float">
            <text:p>198</text:p>
          </table:table-cell>
          <table:table-cell table:style-name="ce18" office:value-type="string" calcext:value-type="string">
            <text:p>510,22</text:p>
          </table:table-cell>
          <table:table-cell office:value-type="currency" office:currency="COP" office:value="13240.09" calcext:value-type="currency">
            <text:p>$13.240,09</text:p>
          </table:table-cell>
          <table:table-cell office:value-type="currency" office:currency="COP" office:value="4355.74" calcext:value-type="currency">
            <text:p>$4.355,74</text:p>
          </table:table-cell>
          <table:table-cell/>
          <table:table-cell office:value-type="currency" office:currency="COP" office:value="92138" calcext:value-type="currency">
            <text:p>$92.138,00</text:p>
          </table:table-cell>
        </table:table-row>
        <table:table-row table:style-name="ro4">
          <table:table-cell table:number-columns-repeated="2"/>
          <table:table-cell table:style-name="ce14" office:value-type="float" office:value="181" calcext:value-type="float">
            <text:p>181</text:p>
          </table:table-cell>
          <table:table-cell table:style-name="ce17" office:value-type="string" calcext:value-type="string">
            <text:p>$524,68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4" office:value-type="float" office:value="229" calcext:value-type="float">
            <text:p>229</text:p>
          </table:table-cell>
          <table:table-cell table:style-name="ce17" office:value-type="string" calcext:value-type="string">
            <text:p>$528,22</text:p>
          </table:table-cell>
          <table:table-cell office:value-type="currency" office:currency="COP" office:value="13707.21" calcext:value-type="currency">
            <text:p>$13.707,21</text:p>
          </table:table-cell>
          <table:table-cell table:number-columns-repeated="2"/>
          <table:table-cell office:value-type="currency" office:currency="COP" office:value="107254" calcext:value-type="currency">
            <text:p>$107.254,00</text:p>
          </table:table-cell>
        </table:table-row>
        <table:table-row table:style-name="ro4">
          <table:table-cell table:number-columns-repeated="2"/>
          <table:table-cell table:style-name="ce14" office:value-type="float" office:value="272" calcext:value-type="float">
            <text:p>272</text:p>
          </table:table-cell>
          <table:table-cell table:style-name="ce17" office:value-type="string" calcext:value-type="string">
            <text:p>$554,93</text:p>
          </table:table-cell>
          <table:table-cell office:value-type="currency" office:currency="COP" office:value="14400.45" calcext:value-type="currency">
            <text:p>$14.400,45</text:p>
          </table:table-cell>
          <table:table-cell table:number-columns-repeated="2"/>
          <table:table-cell office:value-type="currency" office:currency="COP" office:value="137019.47" calcext:value-type="currency">
            <text:p>$137.019,47</text:p>
          </table:table-cell>
        </table:table-row>
        <table:table-row table:style-name="ro4">
          <table:table-cell table:number-columns-repeated="2"/>
          <table:table-cell table:style-name="ce15" office:value-type="float" office:value="334" calcext:value-type="float">
            <text:p>334</text:p>
          </table:table-cell>
          <table:table-cell table:style-name="ce19" office:value-type="string" calcext:value-type="string">
            <text:p>$597,85</text:p>
          </table:table-cell>
          <table:table-cell table:style-name="ce19" office:value-type="string" calcext:value-type="string">
            <text:p>- $15.514,22</text:p>
          </table:table-cell>
          <table:table-cell table:style-name="ce19" office:value-type="string" calcext:value-type="string">
            <text:p>$1.161,01</text:p>
          </table:table-cell>
          <table:table-cell/>
          <table:table-cell table:style-name="ce19" office:value-type="string" calcext:value-type="string">
            <text:p>$185.328,69</text:p>
          </table:table-cell>
        </table:table-row>
        <table:table-row table:style-name="ro4">
          <table:table-cell table:number-columns-repeated="2"/>
          <table:table-cell table:style-name="ce14" office:value-type="float" office:value="300" calcext:value-type="float">
            <text:p>300</text:p>
          </table:table-cell>
          <table:table-cell table:style-name="ce17" office:value-type="string" calcext:value-type="string">
            <text:p>$592,69</text:p>
          </table:table-cell>
          <table:table-cell table:style-name="ce17" office:value-type="string" calcext:value-type="string">
            <text:p>- $15.380,29</text:p>
          </table:table-cell>
          <table:table-cell table:style-name="ce17"/>
          <table:table-cell/>
          <table:table-cell table:style-name="ce17" office:value-type="string" calcext:value-type="string">
            <text:p>$164.288,34</text:p>
          </table:table-cell>
        </table:table-row>
        <table:table-row table:style-name="ro4">
          <table:table-cell table:number-columns-repeated="2"/>
          <table:table-cell table:style-name="ce14" office:value-type="float" office:value="276" calcext:value-type="float">
            <text:p>276</text:p>
          </table:table-cell>
          <table:table-cell table:style-name="ce17" office:value-type="string" calcext:value-type="string">
            <text:p>$576,68</text:p>
          </table:table-cell>
          <table:table-cell table:style-name="ce17" office:value-type="string" calcext:value-type="string">
            <text:p>- $14.964,85</text:p>
          </table:table-cell>
          <table:table-cell table:style-name="ce13"/>
          <table:table-cell/>
          <table:table-cell table:style-name="ce17" office:value-type="string" calcext:value-type="string">
            <text:p>$144.369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1">
      <number:month number:textual="true"/>
      <number:text>/</number:text>
      <number:year number:style="long"/>
    </number:date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number:currency-style style:name="N114">
      <number:currency-symbol> $</number:currency-symbol>
      <number:number number:decimal-places="0" number:min-decimal-places="0" number:min-integer-digits="1" number:grouping="true"/>
    </number:currency-style>
    <number:currency-style style:name="N115">
      <number:currency-symbol> $</number:currency-symbol>
      <number:number number:decimal-places="2" number:min-decimal-places="2" number:min-integer-digits="1" number:grouping="true"/>
    </number:currency-style>
    <number:date-style style:name="N116">
      <number:month number:style="long" number:textual="true"/>
      <number:text>/</number:text>
      <number:year number:style="long"/>
    </number:dat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percentage-style style:name="N121">
      <number:number number:decimal-places="2" number:min-decimal-places="2" number:min-integer-digits="1"/>
      <number:text>%</number:text>
    </number:percentage-style>
    <number:percentage-style style:name="N122">
      <number:number number:decimal-places="0" number:min-decimal-places="0" number:min-integer-digits="1"/>
      <number:text>%</number:text>
    </number:percentage-style>
    <number:currency-style style:name="N123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9:02:48.239462368</meta:creation-date>
    <dc:date>2025-04-03T16:13:17.554154215</dc:date>
    <meta:editing-duration>PT6H38M4S</meta:editing-duration>
    <meta:editing-cycles>1</meta:editing-cycles>
    <meta:document-statistic meta:table-count="2" meta:cell-count="646" meta:object-count="0"/>
    <meta:generator>LibreOffice/24.2.7.2$Linux_X86_64 LibreOffice_project/420$Build-2</meta:generator>
  </office:meta>
</office:document-meta>
</file>